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6.5cm"/>
      <style:paragraph-properties style:writing-mode="lr-tb"/>
    </style:style>
    <style:style style:name="gr1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3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4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8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9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1cm"/>
      <style:paragraph-properties style:writing-mode="lr-tb"/>
    </style:style>
    <style:style style:name="gr2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2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24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75cm"/>
      <style:paragraph-properties style:writing-mode="lr-tb"/>
    </style:style>
    <style:style style:name="gr2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29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30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2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7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25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25cm"/>
      <style:paragraph-properties style:writing-mode="lr-tb"/>
    </style:style>
    <style:style style:name="gr39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7cm"/>
      <style:paragraph-properties style:writing-mode="lr-tb"/>
    </style:style>
    <style:style style:name="gr40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2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4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6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1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2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3" style:family="graphic" style:parent-style-name="standard" style:list-style-name="L1">
      <style:graphic-properties svg:stroke-color="#000000" draw:fill-color="#dee6ef" draw:textarea-horizontal-align="justify" draw:textarea-vertical-align="middle" draw:auto-grow-height="false" fo:min-height="1.231cm" fo:min-width="6.75cm"/>
      <style:paragraph-properties style:writing-mode="lr-tb"/>
    </style:style>
    <style:style style:name="gr54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ee6ef"/>
      <style:paragraph-properties fo:text-align="center" style:writing-mode="lr-tb"/>
      <style:text-properties fo:font-size="18pt"/>
    </style:style>
    <style:style style:name="P11" style:family="paragraph">
      <loext:graphic-properties draw:fill-color="#dde8cb"/>
      <style:paragraph-properties fo:text-align="center" style:writing-mode="lr-tb"/>
      <style:text-properties fo:font-size="18pt"/>
    </style:style>
    <style:style style:name="P12" style:family="paragraph">
      <style:paragraph-properties fo:margin-left="0cm" fo:margin-right="0cm" fo:text-align="center" fo:text-indent="0cm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4" style:family="paragraph">
      <style:paragraph-properties fo:margin-left="0cm" fo:margin-right="0cm" fo:text-align="center" fo:text-indent="0cm"/>
      <style:text-properties style:font-name="Arial" fo:font-size="18pt" style:letter-kerning="true" style:font-name-asian="Microsoft YaHei" style:font-size-asian="18pt" style:font-name-complex="Arial1" style:font-size-complex="18pt"/>
    </style:style>
    <style:style style:name="P15" style:family="paragraph">
      <loext:graphic-properties draw:fill-color="#dde8cb"/>
      <style:paragraph-properties fo:text-align="center" style:writing-mode="lr-tb"/>
      <style:text-properties style:use-window-font-color="true" loext:opacity="0%" fo:font-size="18pt" fo:background-color="transparent"/>
    </style:style>
    <style:style style:name="P16" style:family="paragraph"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fo:background-color="transparent" style:font-name-asian="Microsoft YaHei" style:font-size-asian="18pt" style:font-name-complex="Arial1" style:font-size-complex="18pt"/>
    </style:style>
    <style:style style:name="P17" style:family="paragraph"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18" style:family="paragraph">
      <loext:graphic-properties draw:fill-color="#dde8cb"/>
      <style:paragraph-properties fo:text-align="center" style:writing-mode="lr-tb"/>
      <style:text-properties style:use-window-font-color="true" loext:opacity="0%" fo:font-size="18pt"/>
    </style:style>
    <style:style style:name="P19" style:family="paragraph">
      <loext:graphic-properties draw:fill-color="#dde8cb"/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20" style:family="paragraph">
      <style:paragraph-properties fo:margin-left="0cm" fo:margin-right="0cm" fo:text-align="center" fo:text-indent="0cm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dde8cb"/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loext:graphic-properties draw:fill-color="#dee6ef"/>
      <style:paragraph-properties fo:text-align="center" style:writing-mode="lr-tb"/>
    </style:style>
    <style:style style:name="P25" style:family="paragraph">
      <loext:graphic-properties draw:fill-color="#dee6ef"/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2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3pt" style:font-size-asian="13pt" style:font-size-complex="13pt"/>
    </style:style>
    <style:style style:name="P27" style:family="paragraph">
      <loext:graphic-properties draw:fill-color="#dde8cb"/>
      <style:paragraph-properties fo:margin-left="0cm" fo:margin-right="0cm" fo:text-align="center" fo:text-indent="0cm" style:writing-mode="lr-tb"/>
      <style:text-properties fo:font-size="18pt"/>
    </style:style>
    <style:style style:name="P28" style:family="paragraph">
      <loext:graphic-properties draw:fill-color="#dde8cb"/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fo:background-color="transparent" style:font-name-asian="Microsoft YaHei" style:font-size-asian="18pt" style:font-name-complex="Arial1" style:font-size-complex="18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8pt" style:letter-kerning="true" style:font-name-asian="Microsoft YaHei" style:font-size-asian="18pt" style:font-name-complex="Arial1" style:font-size-complex="18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6.875cm" svg:y="13cm">
          <text:p text:style-name="P1"><text:span text:style-name="T1">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625cm" svg:y1="13.753cm" svg:x2="53.625cm" svg:y2="13.753cm">
            <text:p/>
          </draw:line>
          <draw:custom-shape draw:style-name="gr3" draw:text-style-name="P5" draw:layer="layout" svg:width="3.235cm" svg:height="1.001cm" draw:transform="rotate (-0.000349065850398201) translate (53.515cm 13.25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5.875cm" svg:y1="13.855cm" svg:x2="46.875cm" svg:y2="13.855cm">
            <text:p/>
          </draw:line>
          <draw:custom-shape draw:style-name="gr4" draw:text-style-name="P7" draw:layer="layout" svg:width="3.11cm" svg:height="1.001cm" draw:transform="rotate (-0.000349065850398201) translate (42.875cm 13.353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5.626cm" svg:x1="49.75cm" svg:y1="14.75cm" svg:x2="12.5cm" svg:y2="28.499cm" draw:start-shape="id1" draw:start-glue-point="2" draw:end-shape="id2" draw:end-glue-point="0" svg:d="M49750 14750v12500h-37250v1249" svg:viewBox="0 0 37251 13750">
          <text:p/>
        </draw:connector>
        <draw:connector draw:style-name="gr5" draw:text-style-name="P8" draw:layer="layout" draw:line-skew="7cm" svg:x1="49.75cm" svg:y1="14.75cm" svg:x2="58.1cm" svg:y2="40.25cm" draw:start-shape="id1" draw:start-glue-point="2" draw:end-shape="id3" draw:end-glue-point="0" svg:d="M49750 14750v19750h8350v5750" svg:viewBox="0 0 8351 25501">
          <text:p/>
        </draw:connector>
        <draw:connector draw:style-name="gr6" draw:text-style-name="P8" draw:layer="layout" draw:line-skew="5.616cm" svg:x1="49.75cm" svg:y1="14.75cm" svg:x2="81.75cm" svg:y2="28.519cm" draw:start-shape="id1" draw:start-glue-point="2" draw:end-shape="id4" draw:end-glue-point="0" svg:d="M49750 14750v12500h32000v1269" svg:viewBox="0 0 32001 13770">
          <text:p/>
        </draw:connector>
        <draw:connector draw:style-name="gr7" draw:text-style-name="P9" draw:layer="layout" draw:line-skew="7.5cm" svg:x1="49.75cm" svg:y1="14.75cm" svg:x2="26.5cm" svg:y2="39.25cm" draw:start-shape="id1" draw:start-glue-point="2" draw:end-shape="id5" draw:end-glue-point="0" svg:d="M49750 14750v19750h-23250v4750" svg:viewBox="0 0 23251 24501">
          <text:p/>
        </draw:connector>
        <draw:custom-shape draw:style-name="gr8" draw:text-style-name="P10" draw:layer="layout" svg:width="6cm" svg:height="1.481cm" svg:x="9.5cm" svg:y="28.5cm">
          <text:p text:style-name="P1"><text:span text:style-name="T1">obtenirStatisti</text:span><text:span text:style-name="T1">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29.25cm" svg:x2="9.5cm" svg:y2="29.25cm">
            <text:p/>
          </draw:line>
          <draw:custom-shape draw:style-name="gr10" draw:text-style-name="P7" draw:layer="layout" svg:width="4.61cm" svg:height="1.001cm" draw:transform="rotate (-0.000349065850398201) translate (4cm 28.7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15.5cm" svg:y1="28.85cm" svg:x2="16.5cm" svg:y2="28.85cm">
              <text:p/>
            </draw:line>
            <draw:custom-shape draw:style-name="gr10" draw:text-style-name="P5" draw:layer="layout" svg:width="4.61cm" svg:height="1.001cm" draw:transform="rotate (-0.000349065850398201) translate (16.39cm 28.347cm)">
              <text:p text:style-name="P4"><text:span text:style-name="T2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3" draw:id="id3" draw:layer="layout" svg:width="7cm" svg:height="1.481cm" svg:x="54.6cm" svg:y="40.25cm">
          <text:p text:style-name="P1"><text:span text:style-name="T1">obtenirTableDeCod</text:span><text:span text:style-name="T1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31" draw:id="id31" draw:layer="layout" svg:width="3.25cm" svg:height="1.481cm" svg:x="4.95cm" svg:y="33.7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2" draw:id="id2" draw:layer="layout" svg:width="6cm" svg:height="1.481cm" svg:x="9.5cm" svg:y="28.499cm">
          <text:p text:style-name="P1"><text:span text:style-name="T1">obtenirStatistiquesEtTa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33" draw:id="id33" draw:layer="layout" svg:width="3.25cm" svg:height="1.481cm" svg:x="5cm" svg:y="36.488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35" draw:id="id35" draw:layer="layout" svg:width="4.25cm" svg:height="1.481cm" svg:x="16.45cm" svg:y="36.5cm">
          <text:p text:style-name="P12"><text:span text:style-name="T3">incrementerOccure</text:span><text:span text:style-name="T3">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34" draw:id="id34" draw:layer="layout" svg:width="4.25cm" svg:height="1.481cm" svg:x="6.25cm" svg:y="39.469cm">
          <text:p text:style-name="P1"><text:span text:style-name="T1">fin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6" draw:id="id6" draw:layer="layout" svg:width="4.25cm" svg:height="1.481cm" svg:x="16.45cm" svg:y="33.75cm">
          <text:p text:style-name="P12"><text:span text:style-name="T3">statis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61cm" svg:x2="18.575cm" svg:y2="33.75cm" draw:end-shape="id6" draw:end-glue-point="0" svg:d="M12500 29961v1644h6075v2145" svg:viewBox="0 0 6076 3790">
          <text:p/>
        </draw:connector>
        <draw:connector draw:style-name="gr5" draw:text-style-name="P8" draw:layer="layout" draw:line-skew="3.25cm" svg:x1="49.75cm" svg:y1="14.75cm" svg:x2="60.875cm" svg:y2="22.25cm" draw:start-shape="id1" draw:start-glue-point="2" draw:end-shape="id7" draw:end-glue-point="0" svg:d="M49750 14750v7000h11125v500" svg:viewBox="0 0 11126 7501">
          <text:p/>
        </draw:connector>
        <draw:g>
          <draw:line draw:style-name="gr9" draw:text-style-name="P3" draw:layer="layout" svg:x1="53.6cm" svg:y1="41.003cm" svg:x2="54.6cm" svg:y2="41.003cm">
            <text:p/>
          </draw:line>
          <draw:custom-shape draw:style-name="gr10" draw:text-style-name="P7" draw:layer="layout" svg:width="4.61cm" svg:height="1.001cm" draw:transform="rotate (-0.000349065850398201) translate (49.1cm 40.5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xml:id="id4" draw:id="id4" draw:layer="layout" svg:width="6cm" svg:height="1.481cm" svg:x="78.75cm" svg:y="28.519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93.05cm" svg:y1="61.2cm" svg:x2="94.05cm" svg:y2="61.2cm">
            <text:p/>
          </draw:line>
          <draw:custom-shape draw:style-name="gr10" draw:text-style-name="P5" draw:layer="layout" svg:width="4.61cm" svg:height="1.001cm" draw:transform="rotate (-0.000349065850398201) translate (93.94cm 60.697cm)">
            <text:p text:style-name="P13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75cm" svg:y1="28.753cm" svg:x2="78.75cm" svg:y2="28.753cm">
            <text:p/>
          </draw:line>
          <draw:custom-shape draw:style-name="gr10" draw:text-style-name="P7" draw:layer="layout" svg:width="4.61cm" svg:height="1.001cm" draw:transform="rotate (-0.000349065850398201) translate (73.25cm 28.2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75cm" svg:y1="29.253cm" svg:x2="78.75cm" svg:y2="29.253cm">
            <text:p/>
          </draw:line>
          <draw:custom-shape draw:style-name="gr10" draw:text-style-name="P7" draw:layer="layout" svg:width="4.61cm" svg:height="1.001cm" draw:transform="rotate (-0.000349065850398201) translate (73.25cm 28.7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1.6cm" svg:y1="41.003cm" svg:x2="62.6cm" svg:y2="41.003cm">
            <text:p/>
          </draw:line>
          <draw:custom-shape draw:style-name="gr10" draw:text-style-name="P5" draw:layer="layout" svg:width="4.61cm" svg:height="1.001cm" draw:transform="rotate (-0.000349065850398201) translate (62.49cm 40.5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5" xml:id="id11" draw:id="id11" draw:layer="layout" svg:width="5.75cm" svg:height="1.481cm" svg:x="45.1cm" svg:y="45.769cm">
          <text:p text:style-name="P14">tableDeCod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xml:id="id10" draw:id="id10" draw:layer="layout" svg:width="5.75cm" svg:height="1.481cm" svg:x="46.65cm" svg:y="57.25cm">
          <text:p text:style-name="P16">ajouterCod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19" draw:id="id19" draw:layer="layout" svg:width="7.5cm" svg:height="1.481cm" svg:x="70cm" svg:y="33.5cm">
          <text:p text:style-name="P16">octetVersCodeBinai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318cm" svg:x1="58.104cm" svg:y1="54.047cm" svg:x2="49.55cm" svg:y2="59.819cm" draw:start-shape="id8" draw:start-glue-point="2" draw:end-shape="id9" draw:end-glue-point="0" svg:d="M58104 54047v5203h-8554v569" svg:viewBox="0 0 8555 5773">
          <text:p/>
        </draw:connector>
        <draw:connector draw:style-name="gr5" draw:text-style-name="P8" draw:layer="layout" svg:x1="58.104cm" svg:y1="54.047cm" svg:x2="49.525cm" svg:y2="57.25cm" draw:start-shape="id8" draw:start-glue-point="2" draw:end-shape="id10" draw:end-glue-point="0" svg:d="M58104 54047v1601h-8579v1602" svg:viewBox="0 0 8580 3204">
          <text:p/>
        </draw:connector>
        <draw:connector draw:style-name="gr5" draw:text-style-name="P8" draw:layer="layout" svg:x1="58.1cm" svg:y1="41.731cm" svg:x2="47.975cm" svg:y2="45.769cm" draw:start-shape="id3" draw:start-glue-point="2" draw:end-shape="id11" draw:end-glue-point="0" svg:d="M58100 41731v2018h-10125v2020" svg:viewBox="0 0 10126 4039">
          <text:p/>
        </draw:connector>
        <draw:custom-shape draw:style-name="gr13" draw:text-style-name="P18" xml:id="id9" draw:id="id9" draw:layer="layout" svg:width="6cm" svg:height="1.481cm" svg:x="46.55cm" svg:y="59.819cm">
          <text:p text:style-name="P17">estUneFeu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xml:id="id14" draw:id="id14" draw:layer="layout" svg:width="6cm" svg:height="1.481cm" svg:x="63.65cm" svg:y="57.269cm">
          <text:p text:style-name="P17">obtenir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xml:id="id12" draw:id="id12" draw:layer="layout" svg:width="6cm" svg:height="1.481cm" svg:x="65.6cm" svg:y="48.5cm">
          <text:p text:style-name="P17">obtenirFilsDro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xml:id="id13" draw:id="id13" draw:layer="layout" svg:width="6cm" svg:height="1.481cm" svg:x="45cm" svg:y="48.5cm">
          <text:p text:style-name="P20">obtenirFilsGauch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635cm" svg:x1="58.1cm" svg:y1="41.731cm" svg:x2="68.6cm" svg:y2="48.5cm" draw:start-shape="id3" draw:start-glue-point="2" draw:end-shape="id12" svg:d="M58100 41731v6019h10500v750" svg:viewBox="0 0 10501 6770">
          <text:p/>
        </draw:connector>
        <draw:connector draw:style-name="gr5" draw:text-style-name="P8" draw:layer="layout" draw:line-skew="2.635cm" svg:x1="58.1cm" svg:y1="41.731cm" svg:x2="48cm" svg:y2="48.5cm" draw:start-shape="id3" draw:start-glue-point="2" draw:end-shape="id13" draw:end-glue-point="0" svg:d="M58100 41731v6019h-10100v750" svg:viewBox="0 0 10101 6770">
          <text:p/>
        </draw:connector>
        <draw:connector draw:style-name="gr5" draw:text-style-name="P8" draw:layer="layout" svg:x1="58.104cm" svg:y1="54.047cm" svg:x2="66.65cm" svg:y2="57.269cm" draw:start-shape="id8" draw:start-glue-point="2" draw:end-shape="id14" draw:end-glue-point="0" svg:d="M58104 54047v1610h8546v1612" svg:viewBox="0 0 8547 3223">
          <text:p/>
        </draw:connector>
        <draw:custom-shape draw:style-name="gr17" draw:text-style-name="P19" xml:id="id15" draw:id="id15" draw:layer="layout" svg:width="6cm" svg:height="1.481cm" svg:x="65.6cm" svg:y="45.75cm">
          <text:p text:style-name="P17">code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xml:id="id16" draw:id="id16" draw:layer="layout" svg:width="6cm" svg:height="1.481cm" svg:x="63.65cm" svg:y="59.769cm">
          <text:p text:style-name="P17">ajouterB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68.6cm" svg:y1="45.75cm" svg:x2="58.1cm" svg:y2="41.731cm" draw:start-shape="id15" draw:start-glue-point="0" draw:end-shape="id3" draw:end-glue-point="2" svg:d="M68600 45750v-2010h-10500v-2009" svg:viewBox="0 0 10501 4020">
          <text:p/>
        </draw:connector>
        <draw:connector draw:style-name="gr5" draw:text-style-name="P8" draw:layer="layout" draw:line-skew="2.343cm" svg:x1="58.104cm" svg:y1="54.047cm" svg:x2="66.65cm" svg:y2="59.769cm" draw:start-shape="id8" draw:start-glue-point="2" draw:end-shape="id16" draw:end-glue-point="0" svg:d="M58104 54047v5203h8546v519" svg:viewBox="0 0 8547 5723">
          <text:p/>
        </draw:connector>
        <draw:custom-shape draw:style-name="gr13" draw:text-style-name="P11" xml:id="id21" draw:id="id21" draw:layer="layout" svg:width="4.25cm" svg:height="1.481cm" svg:x="65.45cm" svg:y="36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23" draw:id="id23" draw:layer="layout" svg:width="4.75cm" svg:height="1.481cm" svg:x="58.5cm" svg:y="24.76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22" draw:id="id22" draw:layer="layout" svg:width="4.75cm" svg:height="1.481cm" svg:x="58.5cm" svg:y="19.76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18" draw:id="id18" draw:layer="layout" svg:width="4.75cm" svg:height="1.481cm" svg:x="87.25cm" svg:y="42.5cm">
          <text:p text:style-name="P1"><text:span text:style-name="T1">ecr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7" draw:id="id7" draw:layer="layout" svg:width="4.75cm" svg:height="1.481cm" svg:x="58.5cm" svg:y="22.25cm">
          <text:p text:style-name="P1"><text:span text:style-name="T1">fe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39.25cm" svg:x2="89.625cm" svg:y2="42.5cm" draw:start-shape="id17" draw:start-glue-point="2" draw:end-shape="id18" draw:end-glue-point="0" svg:d="M81750 39250v1624h7875v1626" svg:viewBox="0 0 7876 3251">
          <text:p/>
        </draw:connector>
        <draw:connector draw:style-name="gr5" draw:text-style-name="P8" draw:layer="layout" svg:x1="81.75cm" svg:y1="30cm" svg:x2="73.75cm" svg:y2="33.5cm" draw:start-shape="id4" draw:start-glue-point="2" draw:end-shape="id19" draw:end-glue-point="0" svg:d="M81750 30000v1749h-8000v1751" svg:viewBox="0 0 8001 3501">
          <text:p/>
        </draw:connector>
        <draw:connector draw:style-name="gr5" draw:text-style-name="P8" draw:layer="layout" svg:x1="81.75cm" svg:y1="30cm" svg:x2="67.575cm" svg:y2="36cm" draw:start-shape="id20" draw:start-glue-point="2" draw:end-shape="id21" draw:end-glue-point="0" svg:d="M81750 30000h-14175v6000" svg:viewBox="0 0 14176 6001">
          <text:p/>
        </draw:connector>
        <draw:connector draw:style-name="gr5" draw:text-style-name="P8" draw:layer="layout" draw:line-skew="1.991cm" svg:x1="49.75cm" svg:y1="14.75cm" svg:x2="60.875cm" svg:y2="19.769cm" draw:start-shape="id1" draw:start-glue-point="2" draw:end-shape="id22" draw:end-glue-point="0" svg:d="M49750 14750v4500h11125v519" svg:viewBox="0 0 11126 5020">
          <text:p/>
        </draw:connector>
        <draw:connector draw:style-name="gr5" draw:text-style-name="P8" draw:layer="layout" draw:line-skew="4.491cm" svg:x1="49.75cm" svg:y1="14.75cm" svg:x2="60.875cm" svg:y2="24.769cm" draw:start-shape="id1" draw:start-glue-point="2" draw:end-shape="id23" draw:end-glue-point="0" svg:d="M49750 14750v9500h11125v519" svg:viewBox="0 0 11126 10020">
          <text:p/>
        </draw:connector>
        <draw:g>
          <draw:line draw:style-name="gr9" draw:text-style-name="P3" draw:layer="layout" svg:x1="61.65cm" svg:y1="53.75cm" svg:x2="62.65cm" svg:y2="53.75cm">
            <text:p/>
          </draw:line>
          <draw:custom-shape draw:style-name="gr10" draw:text-style-name="P5" draw:layer="layout" svg:width="4.61cm" svg:height="1.001cm" draw:transform="rotate (-0.000349065850398201) translate (62.54cm 53.24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10" xml:id="id17" draw:id="id17" draw:layer="layout" svg:width="11.5cm" svg:height="1.481cm" svg:x="76cm" svg:y="37.769cm">
          <text:p text:style-name="P1"><text:span text:style-name="T1">concatenerCodesBinairesDans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30cm" svg:x2="90.5cm" svg:y2="33.5cm" draw:start-shape="id4" draw:start-glue-point="2" draw:end-shape="id24" draw:end-glue-point="0" svg:d="M81750 30000v1749h8750v1751" svg:viewBox="0 0 8751 3501">
          <text:p/>
        </draw:connector>
        <draw:connector draw:style-name="gr5" draw:text-style-name="P8" draw:layer="layout" draw:line-skew="1.998cm" svg:x1="26.5cm" svg:y1="40.75cm" svg:x2="32.875cm" svg:y2="45.294cm" svg:d="M26500 40750v4019h6375v525" svg:viewBox="0 0 6376 4545">
          <text:p/>
        </draw:connector>
        <draw:connector draw:style-name="gr5" draw:text-style-name="P8" draw:layer="layout" draw:line-skew="2.01cm" svg:x1="26.5cm" svg:y1="40.731cm" svg:x2="19.75cm" svg:y2="45.25cm" svg:d="M26500 40731v4019h-6750v500" svg:viewBox="0 0 6751 4520">
          <text:p/>
        </draw:connector>
        <draw:g>
          <draw:g>
            <draw:custom-shape draw:style-name="gr20" draw:text-style-name="P22" draw:layer="layout" svg:width="4.119cm" svg:height="1.481cm" svg:x="17.75cm" svg:y="42.522cm">
              <text:p text:style-name="P21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6.75cm" svg:y1="43.257cm" svg:x2="17.75cm" svg:y2="43.257cm">
                <text:p/>
              </draw:line>
              <draw:custom-shape draw:style-name="gr21" draw:text-style-name="P7" draw:layer="layout" svg:width="4.61cm" svg:height="1.001cm" draw:transform="rotate (-0.000349065850398201) translate (12.25cm 42.754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1.869cm" svg:y1="43.582cm" svg:x2="22.869cm" svg:y2="43.582cm">
                  <text:p/>
                </draw:line>
                <draw:custom-shape draw:style-name="gr21" draw:text-style-name="P5" draw:layer="layout" svg:width="4.61cm" svg:height="1.001cm" draw:transform="rotate (-0.000349065850398201) translate (22.759cm 43.079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21.869cm" svg:y1="43.003cm" svg:x2="22.869cm" svg:y2="43.003cm">
                  <text:p/>
                </draw:line>
                <draw:custom-shape draw:style-name="gr21" draw:text-style-name="P5" draw:layer="layout" svg:width="4.61cm" svg:height="1.001cm" draw:transform="rotate (-0.000349065850398201) translate (22.759cm 42.5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2" draw:text-style-name="P22" draw:layer="layout" svg:width="3.25cm" svg:height="1.481cm" svg:x="31.25cm" svg:y="42.525cm">
              <text:p text:style-name="P23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.25cm" svg:y1="43.003cm" svg:x2="31.25cm" svg:y2="43.003cm">
                <text:p/>
              </draw:line>
              <draw:custom-shape draw:style-name="gr21" draw:text-style-name="P7" draw:layer="layout" svg:width="4.61cm" svg:height="1.001cm" draw:transform="rotate (-0.000349065850398201) translate (25.75cm 42.5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5cm" svg:y1="43.256cm" svg:x2="35.5cm" svg:y2="43.256cm">
                  <text:p/>
                </draw:line>
                <draw:custom-shape draw:style-name="gr21" draw:text-style-name="P5" draw:layer="layout" svg:width="4.61cm" svg:height="1.001cm" draw:transform="rotate (-0.000349065850398201) translate (35.39cm 42.753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30.25cm" svg:y1="43.503cm" svg:x2="31.25cm" svg:y2="43.503cm">
                <text:p/>
              </draw:line>
              <draw:custom-shape draw:style-name="gr21" draw:text-style-name="P7" draw:layer="layout" svg:width="4.61cm" svg:height="1.001cm" draw:transform="rotate (-0.000349065850398201) translate (25.75cm 43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22" draw:text-style-name="P22" draw:layer="layout" svg:width="3.25cm" svg:height="1.481cm" svg:x="31.25cm" svg:y="45.275cm">
              <text:p text:style-name="P21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.25cm" svg:y1="46.003cm" svg:x2="31.25cm" svg:y2="46.003cm">
                <text:p/>
              </draw:line>
              <draw:custom-shape draw:style-name="gr21" draw:text-style-name="P7" draw:layer="layout" svg:width="4.61cm" svg:height="1.001cm" draw:transform="rotate (-0.000349065850398201) translate (25.75cm 45.5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5cm" svg:y1="46.006cm" svg:x2="35.5cm" svg:y2="46.006cm">
                  <text:p/>
                </draw:line>
                <draw:custom-shape draw:style-name="gr21" draw:text-style-name="P5" draw:layer="layout" svg:width="4.61cm" svg:height="1.001cm" draw:transform="rotate (-0.000349065850398201) translate (35.39cm 45.503cm)">
                  <text:p text:style-name="P4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3" draw:text-style-name="P22" draw:layer="layout" svg:width="2.5cm" svg:height="1.481cm" svg:x="18.5cm" svg:y="45.272cm">
              <text:p text:style-name="P21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7.5cm" svg:y1="46.25cm" svg:x2="18.5cm" svg:y2="46.25cm">
                <text:p/>
              </draw:line>
              <draw:custom-shape draw:style-name="gr21" draw:text-style-name="P7" draw:layer="layout" svg:width="4.61cm" svg:height="1.001cm" draw:transform="rotate (-0.000349065850398201) translate (13cm 45.747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1cm" svg:y1="46.003cm" svg:x2="22cm" svg:y2="46.003cm">
                  <text:p/>
                </draw:line>
                <draw:custom-shape draw:style-name="gr21" draw:text-style-name="P5" draw:layer="layout" svg:width="4.61cm" svg:height="1.001cm" draw:transform="rotate (-0.000349065850398201) translate (21.89cm 45.5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17.5cm" svg:y1="45.753cm" svg:x2="18.5cm" svg:y2="45.753cm">
                <text:p/>
              </draw:line>
              <draw:custom-shape draw:style-name="gr21" draw:text-style-name="P7" draw:layer="layout" svg:width="4.61cm" svg:height="1.001cm" draw:transform="rotate (-0.000349065850398201) translate (13cm 45.25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25" draw:id="id25">
            <draw:g>
              <draw:custom-shape draw:style-name="gr24" draw:text-style-name="P24" draw:layer="layout" svg:width="4.119cm" svg:height="1.481cm" svg:x="24.441cm" svg:y="47.269cm">
                <text:p text:style-name="P21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3.441cm" svg:y1="48.004cm" svg:x2="24.441cm" svg:y2="48.004cm">
                  <text:p/>
                </draw:line>
                <draw:custom-shape draw:style-name="gr21" draw:text-style-name="P7" draw:layer="layout" svg:width="4.61cm" svg:height="1.001cm" draw:transform="rotate (-0.000349065850398201) translate (18.941cm 47.501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8.56cm" svg:y1="48.022cm" svg:x2="29.56cm" svg:y2="48.022cm">
                    <text:p/>
                  </draw:line>
                  <draw:custom-shape draw:style-name="gr21" draw:text-style-name="P5" draw:layer="layout" svg:width="4.61cm" svg:height="1.001cm" draw:transform="rotate (-0.000349065850398201) translate (29.45cm 47.519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6" draw:id="id26">
            <draw:g>
              <draw:custom-shape draw:style-name="gr25" draw:text-style-name="P22" draw:layer="layout" svg:width="4.25cm" svg:height="1.481cm" svg:x="17.75cm" svg:y="50cm">
                <text:p text:style-name="P21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16.75cm" svg:y1="50.728cm" svg:x2="17.75cm" svg:y2="50.728cm">
                  <text:p/>
                </draw:line>
                <draw:custom-shape draw:style-name="gr21" draw:text-style-name="P7" draw:layer="layout" svg:width="4.61cm" svg:height="1.001cm" draw:transform="rotate (-0.000349065850398201) translate (12.25cm 50.2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2cm" svg:y1="50.728cm" svg:x2="23cm" svg:y2="50.728cm">
                    <text:p/>
                  </draw:line>
                  <draw:custom-shape draw:style-name="gr21" draw:text-style-name="P5" draw:layer="layout" svg:width="4.61cm" svg:height="1.001cm" draw:transform="rotate (-0.000349065850398201) translate (22.89cm 50.225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6" draw:text-style-name="P23" draw:layer="layout" draw:line-skew="0.126cm" svg:x1="26.5cm" svg:y1="48.75cm" svg:x2="19.875cm" svg:y2="50cm" draw:start-shape="id25" draw:start-glue-point="2" draw:end-shape="id26" draw:end-glue-point="0" svg:d="M26500 48750v750h-6625v500" svg:viewBox="0 0 6626 1251">
            <text:p/>
          </draw:connector>
          <draw:g xml:id="id27" draw:id="id27">
            <draw:g>
              <draw:custom-shape draw:style-name="gr27" draw:text-style-name="P22" draw:layer="layout" svg:width="5.25cm" svg:height="1.481cm" svg:x="30cm" svg:y="50cm">
                <text:p text:style-name="P21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cm" svg:y1="50.728cm" svg:x2="30cm" svg:y2="50.728cm">
                  <text:p/>
                </draw:line>
                <draw:custom-shape draw:style-name="gr21" draw:text-style-name="P7" draw:layer="layout" svg:width="4.61cm" svg:height="1.001cm" draw:transform="rotate (-0.000349065850398201) translate (24.5cm 50.225cm)">
                  <text:p text:style-name="P6"><text:span text:style-name="T4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.25cm" svg:y1="50.756cm" svg:x2="36.25cm" svg:y2="50.756cm">
                    <text:p/>
                  </draw:line>
                  <draw:custom-shape draw:style-name="gr21" draw:text-style-name="P5" draw:layer="layout" svg:width="4.61cm" svg:height="1.001cm" draw:transform="rotate (-0.000349065850398201) translate (36.14cm 50.253cm)">
                    <text:p text:style-name="P4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6" draw:text-style-name="P23" draw:layer="layout" draw:line-skew="0.126cm" svg:x1="26.5cm" svg:y1="48.75cm" svg:x2="32.625cm" svg:y2="50cm" draw:start-shape="id25" draw:start-glue-point="2" draw:end-shape="id27" draw:end-glue-point="0" svg:d="M26500 48750v750h6125v500" svg:viewBox="0 0 6126 1251">
            <text:p/>
          </draw:connector>
          <draw:g xml:id="id29" draw:id="id29">
            <draw:g>
              <draw:custom-shape draw:style-name="gr28" draw:text-style-name="P22" draw:layer="layout" svg:width="5.5cm" svg:height="1.481cm" svg:x="17.5cm" svg:y="52.766cm">
                <text:p text:style-name="P21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16.5cm" svg:y1="53.247cm" svg:x2="17.5cm" svg:y2="53.247cm">
                  <text:p/>
                </draw:line>
                <draw:custom-shape draw:style-name="gr21" draw:text-style-name="P7" draw:layer="layout" svg:width="4.61cm" svg:height="1.001cm" draw:transform="rotate (-0.000349065850398201) translate (12cm 52.744cm)">
                  <text:p text:style-name="P6"><text:span text:style-name="T4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3cm" svg:y1="53.497cm" svg:x2="24cm" svg:y2="53.497cm">
                    <text:p/>
                  </draw:line>
                  <draw:custom-shape draw:style-name="gr21" draw:text-style-name="P5" draw:layer="layout" svg:width="4.61cm" svg:height="1.001cm" draw:transform="rotate (-0.000349065850398201) translate (23.89cm 52.994cm)">
                    <text:p text:style-name="P4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16.5cm" svg:y1="53.75cm" svg:x2="17.5cm" svg:y2="53.75cm">
                  <text:p/>
                </draw:line>
                <draw:custom-shape draw:style-name="gr21" draw:text-style-name="P7" draw:layer="layout" svg:width="4.61cm" svg:height="1.001cm" draw:transform="rotate (-0.000349065850398201) translate (12cm 53.247cm)">
                  <text:p text:style-name="P6"><text:span text:style-name="T4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8" draw:id="id28">
            <draw:g>
              <draw:custom-shape draw:style-name="gr28" draw:text-style-name="P22" draw:layer="layout" svg:width="5.5cm" svg:height="1.481cm" svg:x="29.5cm" svg:y="52.772cm">
                <text:p text:style-name="P21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8.5cm" svg:y1="53.253cm" svg:x2="29.5cm" svg:y2="53.253cm">
                  <text:p/>
                </draw:line>
                <draw:custom-shape draw:style-name="gr21" draw:text-style-name="P7" draw:layer="layout" svg:width="4.61cm" svg:height="1.001cm" draw:transform="rotate (-0.000349065850398201) translate (24cm 52.75cm)">
                  <text:p text:style-name="P6"><text:span text:style-name="T4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cm" svg:y1="53.503cm" svg:x2="36cm" svg:y2="53.503cm">
                    <text:p/>
                  </draw:line>
                  <draw:custom-shape draw:style-name="gr21" draw:text-style-name="P5" draw:layer="layout" svg:width="4.61cm" svg:height="1.001cm" draw:transform="rotate (-0.000349065850398201) translate (35.89cm 53cm)">
                    <text:p text:style-name="P4"><text:span text:style-name="T2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8.5cm" svg:y1="53.756cm" svg:x2="29.5cm" svg:y2="53.756cm">
                  <text:p/>
                </draw:line>
                <draw:custom-shape draw:style-name="gr21" draw:text-style-name="P7" draw:layer="layout" svg:width="4.61cm" svg:height="1.001cm" draw:transform="rotate (-0.000349065850398201) translate (24cm 53.253cm)">
                  <text:p text:style-name="P6"><text:span text:style-name="T4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30" draw:id="id30">
            <draw:g>
              <draw:custom-shape draw:style-name="gr23" draw:text-style-name="P22" draw:layer="layout" svg:width="2.5cm" svg:height="1.481cm" svg:x="25.25cm" svg:y="54.522cm">
                <text:p text:style-name="P2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4.25cm" svg:y1="55.003cm" svg:x2="25.25cm" svg:y2="55.003cm">
                  <text:p/>
                </draw:line>
                <draw:custom-shape draw:style-name="gr21" draw:text-style-name="P7" draw:layer="layout" svg:width="4.61cm" svg:height="1.001cm" draw:transform="rotate (-0.000349065850398201) translate (19.75cm 54.5cm)">
                  <text:p text:style-name="P6"><text:span text:style-name="T4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7.75cm" svg:y1="55.256cm" svg:x2="28.75cm" svg:y2="55.256cm">
                    <text:p/>
                  </draw:line>
                  <draw:custom-shape draw:style-name="gr21" draw:text-style-name="P5" draw:layer="layout" svg:width="4.61cm" svg:height="1.001cm" draw:transform="rotate (-0.000349065850398201) translate (28.64cm 54.753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4.25cm" svg:y1="55.506cm" svg:x2="25.25cm" svg:y2="55.506cm">
                  <text:p/>
                </draw:line>
                <draw:custom-shape draw:style-name="gr21" draw:text-style-name="P7" draw:layer="layout" svg:width="4.61cm" svg:height="1.001cm" draw:transform="rotate (-0.000349065850398201) translate (19.75cm 55.003cm)">
                  <text:p text:style-name="P6"><text:span text:style-name="T4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6" draw:text-style-name="P23" draw:layer="layout" draw:line-skew="1.5cm" svg:x1="32.25cm" svg:y1="52.75cm" svg:x2="26.5cm" svg:y2="48.75cm" draw:start-shape="id28" draw:start-glue-point="0" draw:end-shape="id25" svg:d="M32250 52750v-500h-5750v-3500" svg:viewBox="0 0 5751 4001">
            <text:p/>
          </draw:connector>
          <draw:connector draw:style-name="gr26" draw:text-style-name="P23" draw:layer="layout" draw:line-skew="1.503cm" svg:x1="20.25cm" svg:y1="52.744cm" svg:x2="26.5cm" svg:y2="48.75cm" draw:start-shape="id29" draw:start-glue-point="0" draw:end-shape="id25" draw:end-glue-point="2" svg:d="M20250 52744v-494h6250v-3500" svg:viewBox="0 0 6251 3995">
            <text:p/>
          </draw:connector>
          <draw:connector draw:style-name="gr26" draw:text-style-name="P23" draw:layer="layout" svg:x1="26.5cm" svg:y1="48.75cm" svg:x2="26.5cm" svg:y2="54.5cm" draw:start-shape="id25" draw:start-glue-point="2" draw:end-shape="id30" draw:end-glue-point="0" svg:d="M26500 48750v5750" svg:viewBox="0 0 1 5751">
            <text:p/>
          </draw:connector>
        </draw:g>
        <draw:g xml:id="id5" draw:id="id5">
          <draw:g>
            <draw:custom-shape draw:style-name="gr29" draw:text-style-name="P24" draw:layer="layout" svg:width="5.119cm" svg:height="1.481cm" svg:x="23.941cm" svg:y="39.25cm">
              <text:p text:style-name="P2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2.941cm" svg:y1="39.981cm" svg:x2="23.941cm" svg:y2="39.981cm">
                <text:p/>
              </draw:line>
              <draw:custom-shape draw:style-name="gr21" draw:text-style-name="P7" draw:layer="layout" svg:width="4.61cm" svg:height="1.001cm" draw:transform="rotate (-0.000349065850398201) translate (18.441cm 39.478cm)">
                <text:p text:style-name="P6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9.06cm" svg:y1="40.004cm" svg:x2="30.06cm" svg:y2="40.004cm">
                  <text:p/>
                </draw:line>
                <draw:custom-shape draw:style-name="gr21" draw:text-style-name="P5" draw:layer="layout" svg:width="4.61cm" svg:height="1.001cm" draw:transform="rotate (-0.000349065850398201) translate (29.95cm 39.501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26.5cm" svg:y1="40.731cm" svg:x2="19.809cm" svg:y2="42.5cm" svg:d="M26500 40731v634h-6691v1135" svg:viewBox="0 0 6692 1770">
          <text:p/>
        </draw:connector>
        <draw:connector draw:style-name="gr5" draw:text-style-name="P8" draw:layer="layout" svg:x1="26.5cm" svg:y1="40.75cm" svg:x2="32.875cm" svg:y2="42.519cm" svg:d="M26500 40750v634h6375v1135" svg:viewBox="0 0 6376 1770">
          <text:p/>
        </draw:connector>
        <draw:connector draw:style-name="gr5" draw:text-style-name="P8" draw:layer="layout" svg:x1="26.5cm" svg:y1="40.75cm" svg:x2="26.5cm" svg:y2="47.288cm" svg:d="M26500 40750v6538" svg:viewBox="0 0 1 6539">
          <text:p/>
        </draw:connector>
        <draw:connector draw:style-name="gr5" draw:text-style-name="P8" xml:id="id32" draw:id="id32" draw:layer="layout" svg:x1="12.501cm" svg:y1="29.962cm" svg:x2="6.575cm" svg:y2="33.719cm" draw:end-shape="id31" draw:end-glue-point="0" svg:d="M12501 29962v1628h-5926v2129" svg:viewBox="0 0 5927 3758">
          <text:p/>
        </draw:connector>
        <draw:connector draw:style-name="gr7" draw:text-style-name="P9" draw:layer="layout" draw:line-skew="-0.502cm 0.647cm" svg:x1="12.501cm" svg:y1="29.962cm" svg:x2="6.625cm" svg:y2="36.488cm" draw:start-shape="id32" draw:start-glue-point="2" draw:end-shape="id33" draw:end-glue-point="0" svg:d="M12501 29962h-1v5788h-5875v738" svg:viewBox="0 0 5877 6527">
          <text:p/>
        </draw:connector>
        <draw:connector draw:style-name="gr7" draw:text-style-name="P9" draw:layer="layout" draw:line-skew="-0.502cm 2.156cm" svg:x1="12.501cm" svg:y1="29.962cm" svg:x2="8.375cm" svg:y2="39.469cm" draw:start-shape="id32" draw:start-glue-point="2" draw:end-shape="id34" draw:end-glue-point="0" svg:d="M12501 29962h-1v8788h-4125v719" svg:viewBox="0 0 4127 9508">
          <text:p/>
        </draw:connector>
        <draw:connector draw:style-name="gr7" draw:text-style-name="P9" draw:layer="layout" draw:line-skew="2.464cm" svg:x1="12.465cm" svg:y1="30.574cm" svg:x2="18.575cm" svg:y2="36.5cm" draw:end-shape="id35" draw:end-glue-point="0" svg:d="M12465 30574v5176h6110v750" svg:viewBox="0 0 6111 5927">
          <text:p/>
        </draw:connector>
        <draw:g>
          <draw:g>
            <draw:line draw:style-name="gr9" draw:text-style-name="P3" draw:layer="layout" svg:x1="15.5cm" svg:y1="29.65cm" svg:x2="16.5cm" svg:y2="29.65cm">
              <text:p/>
            </draw:line>
            <draw:custom-shape draw:style-name="gr10" draw:text-style-name="P5" draw:layer="layout" svg:width="4.61cm" svg:height="1.001cm" draw:transform="rotate (-0.000349065850398201) translate (16.39cm 29.147cm)">
              <text:p text:style-name="P4"><text:span text:style-name="T2">Natur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8" draw:id="id8" draw:layer="layout" svg:width="7cm" svg:height="1.481cm" svg:x="54.604cm" svg:y="52.566cm">
          <text:p text:style-name="P1"><text:span text:style-name="T1">obtenirTableDeCodageRecur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53.65cm" svg:y1="53.3cm" svg:x2="54.65cm" svg:y2="53.3cm">
            <text:p/>
          </draw:line>
          <draw:custom-shape draw:style-name="gr10" draw:text-style-name="P7" draw:layer="layout" svg:width="4.61cm" svg:height="1.001cm" draw:transform="rotate (-0.000349065850398201) translate (49.15cm 52.797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1.65cm" svg:y1="52.9cm" svg:x2="62.65cm" svg:y2="52.9cm">
            <text:p/>
          </draw:line>
          <draw:custom-shape draw:style-name="gr10" draw:text-style-name="P5" draw:layer="layout" svg:width="4.61cm" svg:height="1.001cm" draw:transform="rotate (-0.000349065850398201) translate (62.54cm 52.397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8" xml:id="id36" draw:id="id36" draw:layer="layout" svg:width="6cm" svg:height="1.481cm" svg:x="63.7cm" svg:y="62.519cm">
          <text:p text:style-name="P17">obtenirFilsDro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xml:id="id37" draw:id="id37" draw:layer="layout" svg:width="6cm" svg:height="1.481cm" svg:x="46.55cm" svg:y="62.5cm">
          <text:p text:style-name="P17">obtenirFilsGauch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3.468cm" svg:x1="58.104cm" svg:y1="54.047cm" svg:x2="66.7cm" svg:y2="62.519cm" draw:start-shape="id8" draw:start-glue-point="2" draw:end-shape="id36" svg:d="M58104 54047v7703h8596v769" svg:viewBox="0 0 8597 8473">
          <text:p/>
        </draw:connector>
        <draw:connector draw:style-name="gr5" draw:text-style-name="P8" draw:layer="layout" draw:line-skew="3.477cm" svg:x1="58.104cm" svg:y1="54.047cm" svg:x2="49.55cm" svg:y2="62.5cm" draw:start-shape="id8" draw:start-glue-point="2" draw:end-shape="id37" draw:end-glue-point="0" svg:d="M58104 54047v7703h-8554v750" svg:viewBox="0 0 8555 8454">
          <text:p/>
        </draw:connector>
        <draw:custom-shape draw:style-name="gr30" draw:text-style-name="P19" xml:id="id24" draw:id="id24" draw:layer="layout" svg:width="6cm" svg:height="1.481cm" svg:x="87.5cm" svg:y="33.5cm">
          <text:p text:style-name="P17">ajouter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xml:id="id38" draw:id="id38" draw:layer="layout" svg:width="6cm" svg:height="1.481cm" svg:x="71.75cm" svg:y="42.469cm">
          <text:p text:style-name="P17">ajouter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xml:id="id39" draw:id="id39" draw:layer="layout" svg:width="6cm" svg:height="1.481cm" svg:x="86.75cm" svg:y="45.769cm">
          <text:p text:style-name="P17">obtenirIeme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xml:id="id40" draw:id="id40" draw:layer="layout" svg:width="6cm" svg:height="1.481cm" svg:x="86.8cm" svg:y="49.019cm">
          <text:p text:style-name="P17">obtenirLongu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xml:id="id41" draw:id="id41" draw:layer="layout" svg:width="7.25cm" svg:height="1.481cm" svg:x="78.1cm" svg:y="52.5cm">
          <text:p text:style-name="P17">codeBinaireEnOct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xml:id="id20" draw:id="id20" draw:layer="layout" svg:x1="81.75cm" svg:y1="30cm" svg:x2="81.75cm" svg:y2="37.769cm" draw:end-shape="id17" draw:end-glue-point="0" svg:d="M81750 30000v7769" svg:viewBox="0 0 1 7770">
          <text:p/>
        </draw:connector>
        <draw:connector draw:style-name="gr5" draw:text-style-name="P8" draw:layer="layout" svg:x1="81.75cm" svg:y1="39.25cm" svg:x2="74.75cm" svg:y2="42.469cm" draw:start-shape="id17" draw:start-glue-point="2" draw:end-shape="id38" draw:end-glue-point="0" svg:d="M81750 39250v1609h-7000v1610" svg:viewBox="0 0 7001 3220">
          <text:p/>
        </draw:connector>
        <draw:connector draw:style-name="gr5" draw:text-style-name="P8" draw:layer="layout" draw:line-skew="2.241cm" svg:x1="81.75cm" svg:y1="39.25cm" svg:x2="89.75cm" svg:y2="45.769cm" draw:start-shape="id17" draw:start-glue-point="2" draw:end-shape="id39" draw:end-glue-point="0" svg:d="M81750 39250v5500h8000v1019" svg:viewBox="0 0 8001 6520">
          <text:p/>
        </draw:connector>
        <draw:connector draw:style-name="gr5" draw:text-style-name="P8" draw:layer="layout" draw:line-skew="3.866cm" svg:x1="81.75cm" svg:y1="39.25cm" svg:x2="89.8cm" svg:y2="49.019cm" draw:start-shape="id17" draw:start-glue-point="2" draw:end-shape="id40" draw:end-glue-point="0" svg:d="M81750 39250v8750h8050v1019" svg:viewBox="0 0 8051 9770">
          <text:p/>
        </draw:connector>
        <draw:connector draw:style-name="gr5" draw:text-style-name="P8" draw:layer="layout" svg:x1="81.75cm" svg:y1="39.25cm" svg:x2="81.725cm" svg:y2="52.5cm" draw:start-shape="id17" draw:start-glue-point="2" draw:end-shape="id41" draw:end-glue-point="0" svg:d="M81750 39250v6624h-25v6626" svg:viewBox="0 0 26 13251">
          <text:p/>
        </draw:connector>
        <draw:custom-shape draw:style-name="gr8" draw:text-style-name="P10" xml:id="id46" draw:id="id46" draw:layer="layout" svg:width="6cm" svg:height="1.481cm" svg:x="30.05cm" svg:y="17.569cm">
          <text:p text:style-name="P1"><text:span text:style-name="T1">ecrireIdentifia</text:span><text:span text:style-name="T1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5" draw:id="id45" draw:layer="layout" svg:width="6cm" svg:height="1.481cm" svg:x="30cm" svg:y="20.8cm">
          <text:p text:style-name="P1"><text:span text:style-name="T1">ecrireTailleFic</text:span><text:span text:style-name="T1">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4" draw:id="id44" draw:layer="layout" svg:width="6cm" svg:height="1.481cm" svg:x="30cm" svg:y="24.019cm">
          <text:p text:style-name="P1"><text:span text:style-name="T1">ecrireStatistiqu</text:span><text:span text:style-name="T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xml:id="id42" draw:id="id42" draw:layer="layout" svg:width="6cm" svg:height="1.481cm" svg:x="87.05cm" svg:y="56.769cm">
          <text:p text:style-name="P17">creer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xml:id="id43" draw:id="id43" draw:layer="layout" svg:width="6cm" svg:height="1.481cm" svg:x="87.05cm" svg:y="60.519cm">
          <text:p text:style-name="P17">obtenirIemeB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25cm" svg:y1="53.981cm" svg:x2="90.05cm" svg:y2="56.769cm" draw:start-shape="id41" draw:start-glue-point="2" draw:end-shape="id42" draw:end-glue-point="0" svg:d="M81725 53981v1393h8325v1395" svg:viewBox="0 0 8326 2789">
          <text:p/>
        </draw:connector>
        <draw:connector draw:style-name="gr5" draw:text-style-name="P8" draw:layer="layout" draw:line-skew="2.25cm" svg:x1="81.726cm" svg:y1="53.982cm" svg:x2="90.05cm" svg:y2="60.519cm" draw:end-shape="id43" draw:end-glue-point="0" svg:d="M81726 53982v5268h8324v1269" svg:viewBox="0 0 8325 6538">
          <text:p/>
        </draw:connector>
        <draw:connector draw:style-name="gr5" draw:text-style-name="P8" draw:layer="layout" draw:line-skew="3.891cm" svg:x1="49.75cm" svg:y1="14.751cm" svg:x2="33cm" svg:y2="24.019cm" draw:end-shape="id44" draw:end-glue-point="0" svg:d="M49750 14751v8274h-16750v994" svg:viewBox="0 0 16751 9269">
          <text:p/>
        </draw:connector>
        <draw:connector draw:style-name="gr5" draw:text-style-name="P8" draw:layer="layout" draw:line-skew="2.25cm" svg:x1="49.75cm" svg:y1="14.752cm" svg:x2="33cm" svg:y2="20.8cm" draw:end-shape="id45" draw:end-glue-point="0" svg:d="M49750 14752v5023h-16750v1025" svg:viewBox="0 0 16751 6049">
          <text:p/>
        </draw:connector>
        <draw:connector draw:style-name="gr5" draw:text-style-name="P8" draw:layer="layout" draw:line-skew="0.615cm" svg:x1="49.75cm" svg:y1="14.752cm" svg:x2="33.05cm" svg:y2="17.569cm" draw:end-shape="id46" draw:end-glue-point="0" svg:d="M49750 14752v1773h-16700v1044" svg:viewBox="0 0 16701 2818">
          <text:p/>
        </draw:connector>
        <draw:connector draw:style-name="gr5" draw:text-style-name="P8" draw:layer="layout" svg:x1="58.1cm" svg:y1="41.732cm" svg:x2="58.104cm" svg:y2="52.566cm" draw:end-shape="id8" draw:end-glue-point="0" svg:d="M58100 41732v5166h4v5668" svg:viewBox="0 0 5 10835">
          <text:p/>
        </draw:connector>
        <draw:connector draw:style-name="gr5" draw:text-style-name="P8" draw:layer="layout" draw:line-skew="0cm 13.601cm" svg:x1="58.104cm" svg:y1="54.047cm" svg:x2="58.104cm" svg:y2="52.566cm" draw:start-shape="id8" draw:start-glue-point="2" draw:end-shape="id8" draw:end-glue-point="0" svg:d="M58104 54047v500h9600v-2483h-9600v502" svg:viewBox="0 0 9601 2484">
          <text:p/>
        </draw:connector>
        <draw:g>
          <draw:line draw:style-name="gr9" draw:text-style-name="P3" draw:layer="layout" svg:x1="59.108cm" svg:y1="52.069cm" svg:x2="58.108cm" svg:y2="52.069cm">
            <text:p/>
          </draw:line>
          <draw:custom-shape draw:style-name="gr10" draw:text-style-name="P7" draw:layer="layout" svg:width="4.61cm" svg:height="1.001cm" draw:transform="rotate (-0.000349065850398201) translate (43.344cm 52.997cm)">
            <text:p text:style-name="P6"><text:span text:style-name="T2"/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36cm" svg:y1="18.25cm" svg:x2="37cm" svg:y2="18.25cm">
              <text:p/>
            </draw:line>
            <draw:custom-shape draw:style-name="gr10" draw:text-style-name="P5" draw:layer="layout" svg:width="4.61cm" svg:height="1.001cm" draw:transform="rotate (-0.000349065850398201) translate (36.89cm 17.747cm)">
              <text:p text:style-name="P4"><text:span text:style-name="T2">FichierBi</text:span><text:span text:style-name="T4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9" draw:text-style-name="P3" draw:layer="layout" svg:x1="15.5cm" svg:y1="29.65cm" svg:x2="16.5cm" svg:y2="29.65cm">
              <text:p/>
            </draw:line>
            <draw:custom-shape draw:style-name="gr10" draw:text-style-name="P5" draw:layer="layout" svg:width="4.61cm" svg:height="1.001cm" draw:transform="rotate (-0.000349065850398201) translate (16.39cm 29.147cm)">
              <text:p text:style-name="P4"><text:span text:style-name="T2">Natur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18.753cm" svg:x2="30.038cm" svg:y2="18.753cm">
            <text:p/>
          </draw:line>
          <draw:custom-shape draw:style-name="gr10" draw:text-style-name="P7" draw:layer="layout" svg:width="4.61cm" svg:height="1.001cm" draw:transform="rotate (-0.000349065850398201) translate (24.538cm 18.25cm)">
            <text:p text:style-name="P6"><text:span text:style-name="T2">Natur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17.953cm" svg:x2="30.038cm" svg:y2="17.953cm">
            <text:p/>
          </draw:line>
          <draw:custom-shape draw:style-name="gr10" draw:text-style-name="P7" draw:layer="layout" svg:width="4.61cm" svg:height="1.001cm" draw:transform="rotate (-0.000349065850398201) translate (24.538cm 17.4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36cm" svg:y1="21.45cm" svg:x2="37cm" svg:y2="21.45cm">
              <text:p/>
            </draw:line>
            <draw:custom-shape draw:style-name="gr10" draw:text-style-name="P5" draw:layer="layout" svg:width="4.61cm" svg:height="1.001cm" draw:transform="rotate (-0.000349065850398201) translate (36.89cm 20.947cm)">
              <text:p text:style-name="P4"><text:span text:style-name="T2">FichierBi</text:span><text:span text:style-name="T4">n</text:span><text:span text:style-name="T4">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21.953cm" svg:x2="30.038cm" svg:y2="21.953cm">
            <text:p/>
          </draw:line>
          <draw:custom-shape draw:style-name="gr10" draw:text-style-name="P7" draw:layer="layout" svg:width="4.61cm" svg:height="1.001cm" draw:transform="rotate (-0.000349065850398201) translate (24.538cm 21.45cm)">
            <text:p text:style-name="P6"><text:span text:style-name="T2">Natur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21.153cm" svg:x2="30.038cm" svg:y2="21.153cm">
            <text:p/>
          </draw:line>
          <draw:custom-shape draw:style-name="gr10" draw:text-style-name="P7" draw:layer="layout" svg:width="4.61cm" svg:height="1.001cm" draw:transform="rotate (-0.000349065850398201) translate (24.538cm 20.6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36cm" svg:y1="24.65cm" svg:x2="37cm" svg:y2="24.65cm">
              <text:p/>
            </draw:line>
            <draw:custom-shape draw:style-name="gr10" draw:text-style-name="P5" draw:layer="layout" svg:width="4.61cm" svg:height="1.001cm" draw:transform="rotate (-0.000349065850398201) translate (36.89cm 24.147cm)">
              <text:p text:style-name="P4"><text:span text:style-name="T2">FichierBi</text:span><text:span text:style-name="T4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25.153cm" svg:x2="30.038cm" svg:y2="25.153cm">
            <text:p/>
          </draw:line>
          <draw:custom-shape draw:style-name="gr10" draw:text-style-name="P7" draw:layer="layout" svg:width="4.61cm" svg:height="1.001cm" draw:transform="rotate (-0.000349065850398201) translate (24.538cm 24.65cm)">
            <text:p text:style-name="P6"><text:span text:style-name="T2">Statistiqu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24.353cm" svg:x2="30.038cm" svg:y2="24.353cm">
            <text:p/>
          </draw:line>
          <draw:custom-shape draw:style-name="gr10" draw:text-style-name="P7" draw:layer="layout" svg:width="4.61cm" svg:height="1.001cm" draw:transform="rotate (-0.000349065850398201) translate (24.538cm 23.8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25.503cm" svg:x2="64.25cm" svg:y2="25.503cm">
              <text:p/>
            </draw:line>
            <draw:custom-shape draw:style-name="gr10" draw:text-style-name="P5" draw:layer="layout" svg:width="4.61cm" svg:height="1.001cm" draw:transform="rotate (-0.000349065850398201) translate (64.14cm 25cm)">
              <text:p text:style-name="P4"><text:span text:style-name="T2">FichierBi</text:span><text:span text:style-name="T4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21.153cm" svg:x2="30.038cm" svg:y2="21.153cm">
            <text:p/>
          </draw:line>
          <draw:custom-shape draw:style-name="gr10" draw:text-style-name="P7" draw:layer="layout" svg:width="4.61cm" svg:height="1.001cm" draw:transform="rotate (-0.000349065850398201) translate (24.538cm 20.6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21.153cm" svg:x2="30.038cm" svg:y2="21.153cm">
            <text:p/>
          </draw:line>
          <draw:custom-shape draw:style-name="gr10" draw:text-style-name="P7" draw:layer="layout" svg:width="4.61cm" svg:height="1.001cm" draw:transform="rotate (-0.000349065850398201) translate (24.538cm 20.6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23.002cm" svg:x2="64.25cm" svg:y2="23.002cm">
              <text:p/>
            </draw:line>
            <draw:custom-shape draw:style-name="gr10" draw:text-style-name="P5" draw:layer="layout" svg:width="4.61cm" svg:height="1.001cm" draw:transform="rotate (-0.000349065850398201) translate (64.14cm 22.499cm)">
              <text:p text:style-name="P4"><text:span text:style-name="T2">FichierBi</text:span><text:span text:style-name="T4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22.999cm" svg:x2="58.5cm" svg:y2="22.999cm">
            <text:p/>
          </draw:line>
          <draw:custom-shape draw:style-name="gr10" draw:text-style-name="P7" draw:layer="layout" svg:width="4.61cm" svg:height="1.001cm" draw:transform="rotate (-0.000349065850398201) translate (53cm 22.496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20.501cm" svg:x2="64.25cm" svg:y2="20.501cm">
              <text:p/>
            </draw:line>
            <draw:custom-shape draw:style-name="gr10" draw:text-style-name="P5" draw:layer="layout" svg:width="4.61cm" svg:height="1.001cm" draw:transform="rotate (-0.000349065850398201) translate (64.14cm 19.998cm)">
              <text:p text:style-name="P4"><text:span text:style-name="T2">FichierBi</text:span><text:span text:style-name="T4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20.498cm" svg:x2="58.5cm" svg:y2="20.498cm">
            <text:p/>
          </draw:line>
          <draw:custom-shape draw:style-name="gr10" draw:text-style-name="P7" draw:layer="layout" svg:width="4.61cm" svg:height="1.001cm" draw:transform="rotate (-0.000349065850398201) translate (53cm 19.99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23.001cm" svg:x2="64.25cm" svg:y2="23.001cm">
              <text:p/>
            </draw:line>
            <draw:custom-shape draw:style-name="gr10" draw:text-style-name="P5" draw:layer="layout" svg:width="4.61cm" svg:height="1.001cm" draw:transform="rotate (-0.000349065850398201) translate (64.14cm 22.498cm)">
              <text:p text:style-name="P4"><text:span text:style-name="T2">FichierBi</text:span><text:span text:style-name="T4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22.998cm" svg:x2="58.5cm" svg:y2="22.998cm">
            <text:p/>
          </draw:line>
          <draw:custom-shape draw:style-name="gr10" draw:text-style-name="P7" draw:layer="layout" svg:width="4.61cm" svg:height="1.001cm" draw:transform="rotate (-0.000349065850398201) translate (53cm 22.49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05cm" svg:y1="60.85cm" svg:x2="87.05cm" svg:y2="60.85cm">
            <text:p/>
          </draw:line>
          <draw:custom-shape draw:style-name="gr10" draw:text-style-name="P7" draw:layer="layout" svg:width="4.61cm" svg:height="1.001cm" draw:transform="rotate (-0.000349065850398201) translate (81.55cm 60.347cm)">
            <text:p text:style-name="P6"><text:span text:style-name="T2">[0..7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cm" svg:y1="34.25cm" svg:x2="70cm" svg:y2="34.25cm">
            <text:p/>
          </draw:line>
          <draw:custom-shape draw:style-name="gr10" draw:text-style-name="P7" draw:layer="layout" svg:width="4.61cm" svg:height="1.001cm" draw:transform="rotate (-0.000349065850398201) translate (64.5cm 33.747cm)">
            <text:p text:style-name="P6"><text:span text:style-name="T2">Oct</text:span><text:span text:style-name="T4">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3" draw:layer="layout" svg:x1="65.25cm" svg:y1="36.75cm" svg:x2="66.25cm" svg:y2="36.75cm">
            <text:p/>
          </draw:line>
        </draw:g>
        <draw:g>
          <draw:line draw:style-name="gr9" draw:text-style-name="P3" draw:layer="layout" svg:x1="86.5cm" svg:y1="33.853cm" svg:x2="87.5cm" svg:y2="33.853cm">
            <text:p/>
          </draw:line>
          <draw:custom-shape draw:style-name="gr10" draw:text-style-name="P7" draw:layer="layout" svg:width="4.61cm" svg:height="1.001cm" draw:transform="rotate (-0.000349065850398201) translate (82cm 33.35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38cm" svg:x2="76cm" svg:y2="38cm">
            <text:p/>
          </draw:line>
          <draw:custom-shape draw:style-name="gr10" draw:text-style-name="P7" draw:layer="layout" svg:width="4.61cm" svg:height="1.001cm" draw:transform="rotate (-0.000349065850398201) translate (70.5cm 37.49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2.85cm" svg:y1="49.753cm" svg:x2="93.85cm" svg:y2="49.753cm">
            <text:p/>
          </draw:line>
          <draw:custom-shape draw:style-name="gr10" draw:text-style-name="P5" draw:layer="layout" svg:width="4.61cm" svg:height="1.001cm" draw:transform="rotate (-0.000349065850398201) translate (93.74cm 49.25cm)">
            <text:p text:style-name="P4"><text:span text:style-name="T2">Natur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5.85cm" svg:y1="49.803cm" svg:x2="86.85cm" svg:y2="49.803cm">
            <text:p/>
          </draw:line>
          <draw:custom-shape draw:style-name="gr10" draw:text-style-name="P7" draw:layer="layout" svg:width="4.61cm" svg:height="1.001cm" draw:transform="rotate (-0.000349065850398201) translate (81.35cm 49.3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2cm" svg:y1="43.25cm" svg:x2="93cm" svg:y2="43.25cm">
            <text:p/>
          </draw:line>
          <draw:custom-shape draw:style-name="gr10" draw:text-style-name="P5" draw:layer="layout" svg:width="4.61cm" svg:height="1.001cm" draw:transform="rotate (-0.000349065850398201) translate (92.89cm 42.747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25cm" svg:y1="42.853cm" svg:x2="87.25cm" svg:y2="42.853cm">
            <text:p/>
          </draw:line>
          <draw:custom-shape draw:style-name="gr10" draw:text-style-name="P7" draw:layer="layout" svg:width="4.61cm" svg:height="1.001cm" draw:transform="rotate (-0.000349065850398201) translate (81.75cm 42.35cm)">
            <text:p text:style-name="P6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4.75cm" svg:y1="29.25cm" svg:x2="85.75cm" svg:y2="29.25cm">
            <text:p/>
          </draw:line>
          <draw:custom-shape draw:style-name="gr10" draw:text-style-name="P5" draw:layer="layout" svg:width="4.61cm" svg:height="1.001cm" draw:transform="rotate (-0.000349065850398201) translate (85.64cm 28.747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5cm" svg:y1="34.25cm" svg:x2="78.5cm" svg:y2="34.25cm">
            <text:p/>
          </draw:line>
          <draw:custom-shape draw:style-name="gr10" draw:text-style-name="P5" draw:layer="layout" svg:width="4.61cm" svg:height="1.001cm" draw:transform="rotate (-0.000349065850398201) translate (78.39cm 33.74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7cm" svg:y1="36.75cm" svg:x2="70.7cm" svg:y2="36.75cm">
            <text:p/>
          </draw:line>
          <draw:custom-shape draw:style-name="gr10" draw:text-style-name="P5" draw:layer="layout" svg:width="4.61cm" svg:height="1.001cm" draw:transform="rotate (-0.000349065850398201) translate (70.59cm 36.247cm)">
            <text:p text:style-name="P4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3.5cm" svg:y1="34.25cm" svg:x2="94.5cm" svg:y2="34.25cm">
            <text:p/>
          </draw:line>
          <draw:custom-shape draw:style-name="gr10" draw:text-style-name="P5" draw:layer="layout" svg:width="4.61cm" svg:height="1.001cm" draw:transform="rotate (-0.000349065850398201) translate (94.39cm 33.747cm)">
            <text:p text:style-name="P4"><text:span text:style-name="T2">CodeB</text:span><text:span text:style-name="T4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7.5cm" svg:y1="38.5cm" svg:x2="88.5cm" svg:y2="38.5cm">
            <text:p/>
          </draw:line>
          <draw:custom-shape draw:style-name="gr10" draw:text-style-name="P5" draw:layer="layout" svg:width="4.61cm" svg:height="1.001cm" draw:transform="rotate (-0.000349065850398201) translate (88.39cm 37.99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7" draw:layer="layout" svg:width="4.61cm" svg:height="1.001cm" draw:transform="rotate (-0.000349065850398201) translate (59.95cm 36.25cm)">
          <text:p text:style-name="P6"><text:span text:style-name="T2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77.75cm" svg:y1="29.75cm" svg:x2="78.75cm" svg:y2="29.75cm">
            <text:p/>
          </draw:line>
          <draw:custom-shape draw:style-name="gr10" draw:text-style-name="P7" draw:layer="layout" svg:width="4.61cm" svg:height="1.001cm" draw:transform="rotate (-0.000349065850398201) translate (73.25cm 29.247cm)">
            <text:p text:style-name="P6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5cm" svg:y1="34.653cm" svg:x2="87.5cm" svg:y2="34.653cm">
            <text:p/>
          </draw:line>
          <draw:custom-shape draw:style-name="gr10" draw:text-style-name="P7" draw:layer="layout" svg:width="4.61cm" svg:height="1.001cm" draw:transform="rotate (-0.000349065850398201) translate (82cm 34.15cm)">
            <text:p text:style-name="P6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38.5cm" svg:x2="76cm" svg:y2="38.5cm">
            <text:p/>
          </draw:line>
          <draw:custom-shape draw:style-name="gr10" draw:text-style-name="P7" draw:layer="layout" svg:width="4.61cm" svg:height="1.001cm" draw:transform="rotate (-0.000349065850398201) translate (70.5cm 37.99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39cm" svg:x2="76cm" svg:y2="39cm">
            <text:p/>
          </draw:line>
          <draw:custom-shape draw:style-name="gr10" draw:text-style-name="P7" draw:layer="layout" svg:width="4.61cm" svg:height="1.001cm" draw:transform="rotate (-0.000349065850398201) translate (70.5cm 38.497cm)">
            <text:p text:style-name="P2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0.75cm" svg:y1="42.853cm" svg:x2="71.75cm" svg:y2="42.853cm">
            <text:p/>
          </draw:line>
          <draw:custom-shape draw:style-name="gr10" draw:text-style-name="P7" draw:layer="layout" svg:width="4.61cm" svg:height="1.001cm" draw:transform="rotate (-0.000349065850398201) translate (66.25cm 42.35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75cm" svg:y1="43.25cm" svg:x2="78.75cm" svg:y2="43.25cm">
            <text:p/>
          </draw:line>
          <draw:custom-shape draw:style-name="gr10" draw:text-style-name="P5" draw:layer="layout" svg:width="4.61cm" svg:height="1.001cm" draw:transform="rotate (-0.000349065850398201) translate (78.64cm 42.747cm)">
            <text:p text:style-name="P4"><text:span text:style-name="T2">CodeB</text:span><text:span text:style-name="T4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0.75cm" svg:y1="43.653cm" svg:x2="71.75cm" svg:y2="43.653cm">
            <text:p/>
          </draw:line>
          <draw:custom-shape draw:style-name="gr10" draw:text-style-name="P7" draw:layer="layout" svg:width="4.61cm" svg:height="1.001cm" draw:transform="rotate (-0.000349065850398201) translate (66.25cm 43.15cm)">
            <text:p text:style-name="P6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60.1cm" svg:x2="63.65cm" svg:y2="60.1cm">
            <text:p/>
          </draw:line>
          <draw:custom-shape draw:style-name="gr10" draw:text-style-name="P7" draw:layer="layout" svg:width="4.61cm" svg:height="1.001cm" draw:transform="rotate (-0.000349065850398201) translate (58.15cm 59.59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65cm" svg:y1="60.497cm" svg:x2="70.65cm" svg:y2="60.497cm">
            <text:p/>
          </draw:line>
          <draw:custom-shape draw:style-name="gr10" draw:text-style-name="P5" draw:layer="layout" svg:width="4.61cm" svg:height="1.001cm" draw:transform="rotate (-0.000349065850398201) translate (70.54cm 59.994cm)">
            <text:p text:style-name="P4"><text:span text:style-name="T2">CodeB</text:span><text:span text:style-name="T4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60.9cm" svg:x2="63.65cm" svg:y2="60.9cm">
            <text:p/>
          </draw:line>
          <draw:custom-shape draw:style-name="gr10" draw:text-style-name="P7" draw:layer="layout" svg:width="4.61cm" svg:height="1.001cm" draw:transform="rotate (-0.000349065850398201) translate (58.15cm 60.397cm)">
            <text:p text:style-name="P6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20.7cm" svg:y1="34.5cm" svg:x2="21.7cm" svg:y2="34.5cm">
              <text:p/>
            </draw:line>
            <draw:custom-shape draw:style-name="gr10" draw:text-style-name="P5" draw:layer="layout" svg:width="4.61cm" svg:height="1.001cm" draw:transform="rotate (-0.000349065850398201) translate (21.59cm 33.997cm)">
              <text:p text:style-name="P4">Statistique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3.95cm" svg:y1="34.5cm" svg:x2="4.95cm" svg:y2="34.5cm">
            <text:p/>
          </draw:line>
          <draw:custom-shape draw:style-name="gr10" draw:text-style-name="P7" draw:layer="layout" svg:width="4.61cm" svg:height="1.001cm" draw:transform="rotate (-0.000349065850398201) translate (-0.55cm 33.99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20.5cm" svg:x2="64.25cm" svg:y2="20.5cm">
              <text:p/>
            </draw:line>
            <draw:custom-shape draw:style-name="gr10" draw:text-style-name="P5" draw:layer="layout" svg:width="4.61cm" svg:height="1.001cm" draw:transform="rotate (-0.000349065850398201) translate (64.14cm 19.997cm)">
              <text:p text:style-name="P4"><text:span text:style-name="T2">FichierBi</text:span><text:span text:style-name="T4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20.497cm" svg:x2="58.5cm" svg:y2="20.497cm">
            <text:p/>
          </draw:line>
          <draw:custom-shape draw:style-name="gr10" draw:text-style-name="P7" draw:layer="layout" svg:width="4.61cm" svg:height="1.001cm" draw:transform="rotate (-0.000349065850398201) translate (53cm 19.994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20.7cm" svg:y1="37.253cm" svg:x2="21.7cm" svg:y2="37.253cm">
              <text:p/>
            </draw:line>
            <draw:custom-shape draw:style-name="gr10" draw:text-style-name="P5" draw:layer="layout" svg:width="4.61cm" svg:height="1.001cm" draw:transform="rotate (-0.000349065850398201) translate (21.59cm 36.75cm)">
              <text:p text:style-name="P4">Statistique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15.45cm" svg:y1="37.698cm" svg:x2="16.45cm" svg:y2="37.698cm">
            <text:p/>
          </draw:line>
          <draw:custom-shape draw:style-name="gr10" draw:text-style-name="P7" draw:layer="layout" svg:width="4.61cm" svg:height="1.001cm" draw:transform="rotate (-0.000349065850398201) translate (10.95cm 37.195cm)">
            <text:p text:style-name="P6"><text:span text:style-name="T2">St</text:span><text:span text:style-name="T2">ati</text:span><text:span text:style-name="T2">sti</text:span><text:span text:style-name="T2">qu</text:span><text:span text:style-name="T2">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15.45cm" svg:y1="36.898cm" svg:x2="16.45cm" svg:y2="36.898cm">
            <text:p/>
          </draw:line>
          <draw:custom-shape draw:style-name="gr10" draw:text-style-name="P7" draw:layer="layout" svg:width="4.61cm" svg:height="1.001cm" draw:transform="rotate (-0.000349065850398201) translate (10.95cm 36.395cm)">
            <text:p text:style-name="P6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8.2cm" svg:y1="34.5cm" svg:x2="9.2cm" svg:y2="34.5cm">
              <text:p/>
            </draw:line>
            <draw:custom-shape draw:style-name="gr10" draw:text-style-name="P5" draw:layer="layout" svg:width="4.61cm" svg:height="1.001cm" draw:transform="rotate (-0.000349065850398201) translate (9.09cm 33.997cm)">
              <text:p text:style-name="P4">FichierBinair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.25cm" svg:y1="40.25cm" svg:x2="6.25cm" svg:y2="40.25cm">
            <text:p/>
          </draw:line>
          <draw:custom-shape draw:style-name="gr10" draw:text-style-name="P7" draw:layer="layout" svg:width="4.61cm" svg:height="1.001cm" draw:transform="rotate (-0.000349065850398201) translate (0.75cm 39.7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8.25cm" svg:y1="37.25cm" svg:x2="9.25cm" svg:y2="37.25cm">
              <text:p/>
            </draw:line>
            <draw:custom-shape draw:style-name="gr10" draw:text-style-name="P5" draw:layer="layout" svg:width="4.61cm" svg:height="1.001cm" draw:transform="rotate (-0.000349065850398201) translate (9.14cm 36.747cm)">
              <text:p text:style-name="P4">Octe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9" draw:text-style-name="P3" draw:layer="layout" svg:x1="10.5cm" svg:y1="40.253cm" svg:x2="11.5cm" svg:y2="40.253cm">
              <text:p/>
            </draw:line>
            <draw:custom-shape draw:style-name="gr10" draw:text-style-name="P5" draw:layer="layout" svg:width="4.61cm" svg:height="1.001cm" draw:transform="rotate (-0.000349065850398201) translate (11.39cm 39.75cm)">
              <text:p text:style-name="P4">Boolée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4cm" svg:y1="37.25cm" svg:x2="5cm" svg:y2="37.25cm">
            <text:p/>
          </draw:line>
          <draw:custom-shape draw:style-name="gr10" draw:text-style-name="P7" draw:layer="layout" svg:width="4.61cm" svg:height="1.001cm" draw:transform="rotate (-0.000349065850398201) translate (-0.5cm 36.747cm)">
            <text:p text:style-name="P6"><text:span text:style-name="T2">Fi</text:span><text:span text:style-name="T2">ch</text:span><text:span text:style-name="T2">ier</text:span><text:span text:style-name="T2">Bi</text:span><text:span text:style-name="T2">na</text:span><text:span text:style-name="T2">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1.65cm" svg:y1="46.5cm" svg:x2="72.65cm" svg:y2="46.5cm">
            <text:p/>
          </draw:line>
          <draw:custom-shape draw:style-name="gr10" draw:text-style-name="P5" draw:layer="layout" svg:width="4.61cm" svg:height="1.001cm" draw:transform="rotate (-0.000349065850398201) translate (72.54cm 45.997cm)">
            <text:p text:style-name="P4"><text:span text:style-name="T2">C</text:span><text:span text:style-name="T2">od</text:span><text:span text:style-name="T2">e</text:span><text:span text:style-name="T2">B</text:span><text:span text:style-name="T4">i</text:span><text:span text:style-name="T4">na</text:span><text:span text:style-name="T4">ir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25cm" svg:y1="43.653cm" svg:x2="87.25cm" svg:y2="43.653cm">
            <text:p/>
          </draw:line>
          <draw:custom-shape draw:style-name="gr10" draw:text-style-name="P7" draw:layer="layout" svg:width="4.61cm" svg:height="1.001cm" draw:transform="rotate (-0.000349065850398201) translate (81.75cm 43.1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05cm" svg:y1="61.65cm" svg:x2="87.05cm" svg:y2="61.65cm">
            <text:p/>
          </draw:line>
          <draw:custom-shape draw:style-name="gr10" draw:text-style-name="P7" draw:layer="layout" svg:width="4.61cm" svg:height="1.001cm" draw:transform="rotate (-0.000349065850398201) translate (81.55cm 61.14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5.35cm" svg:y1="53.253cm" svg:x2="86.35cm" svg:y2="53.253cm">
            <text:p/>
          </draw:line>
          <draw:custom-shape draw:style-name="gr10" draw:text-style-name="P5" draw:layer="layout" svg:width="4.61cm" svg:height="1.001cm" draw:transform="rotate (-0.000349065850398201) translate (86.24cm 52.75cm)">
            <text:p text:style-name="P4"><text:span text:style-name="T2">O</text:span><text:span text:style-name="T2">ct</text:span><text:span text:style-name="T2">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15cm" svg:y1="53.25cm" svg:x2="78.15cm" svg:y2="53.25cm">
            <text:p/>
          </draw:line>
          <draw:custom-shape draw:style-name="gr10" draw:text-style-name="P7" draw:layer="layout" svg:width="4.61cm" svg:height="1.001cm" draw:transform="rotate (-0.000349065850398201) translate (72.65cm 52.74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3cm" svg:y1="57.5cm" svg:x2="94cm" svg:y2="57.5cm">
            <text:p/>
          </draw:line>
          <draw:custom-shape draw:style-name="gr10" draw:text-style-name="P5" draw:layer="layout" svg:width="4.61cm" svg:height="1.001cm" draw:transform="rotate (-0.000349065850398201) translate (93.89cm 56.997cm)">
            <text:p text:style-name="P4"><text:span text:style-name="T2">O</text:span><text:span text:style-name="T2">ct</text:span><text:span text:style-name="T2">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0.9cm" svg:y1="46.503cm" svg:x2="51.9cm" svg:y2="46.503cm">
            <text:p/>
          </draw:line>
          <draw:custom-shape draw:style-name="gr10" draw:text-style-name="P5" draw:layer="layout" svg:width="4.61cm" svg:height="1.001cm" draw:transform="rotate (-0.000349065850398201) translate (51.79cm 46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4.6cm" svg:y1="49.247cm" svg:x2="65.6cm" svg:y2="49.247cm">
            <text:p/>
          </draw:line>
          <draw:custom-shape draw:style-name="gr10" draw:text-style-name="P7" draw:layer="layout" svg:width="4.61cm" svg:height="1.001cm" draw:transform="rotate (-0.000349065850398201) translate (60.1cm 48.744cm)">
            <text:p text:style-name="P6"><text:span text:style-name="T2">ArbreDe</text:span><text:span text:style-name="T4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3.6cm" svg:y1="41.003cm" svg:x2="54.6cm" svg:y2="41.003cm">
            <text:p/>
          </draw:line>
          <draw:custom-shape draw:style-name="gr10" draw:text-style-name="P7" draw:layer="layout" svg:width="4.61cm" svg:height="1.001cm" draw:transform="rotate (-0.000349065850398201) translate (49.1cm 40.5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1.6cm" svg:y1="49.25cm" svg:x2="72.6cm" svg:y2="49.25cm">
            <text:p/>
          </draw:line>
          <draw:custom-shape draw:style-name="gr10" draw:text-style-name="P5" draw:layer="layout" svg:width="4.61cm" svg:height="1.001cm" draw:transform="rotate (-0.000349065850398201) translate (72.49cm 48.747cm)">
            <text:p text:style-name="P4"><text:span text:style-name="T2">ArbreDeHu</text:span><text:span text:style-name="T4">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79cm" svg:y1="63.253cm" svg:x2="63.679cm" svg:y2="63.253cm">
            <text:p/>
          </draw:line>
          <draw:custom-shape draw:style-name="gr10" draw:text-style-name="P7" draw:layer="layout" svg:width="4.61cm" svg:height="1.001cm" draw:transform="rotate (-0.000349065850398201) translate (58.179cm 62.75cm)">
            <text:p text:style-name="P6"><text:span text:style-name="T2">Ar</text:span><text:span text:style-name="T2">br</text:span><text:span text:style-name="T2">e</text:span><text:span text:style-name="T2">D</text:span><text:span text:style-name="T2">e</text:span><text:span text:style-name="T4">H</text:span><text:span text:style-name="T4">uff</text:span><text:span text:style-name="T4">m</text:span><text:span text:style-name="T4">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679cm" svg:y1="63.256cm" svg:x2="70.679cm" svg:y2="63.256cm">
            <text:p/>
          </draw:line>
          <draw:custom-shape draw:style-name="gr10" draw:text-style-name="P5" draw:layer="layout" svg:width="4.61cm" svg:height="1.001cm" draw:transform="rotate (-0.000349065850398201) translate (70.569cm 62.753cm)">
            <text:p text:style-name="P4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55cm" svg:y1="63.247cm" svg:x2="46.55cm" svg:y2="63.247cm">
            <text:p/>
          </draw:line>
          <draw:custom-shape draw:style-name="gr10" draw:text-style-name="P7" draw:layer="layout" svg:width="4.61cm" svg:height="1.001cm" draw:transform="rotate (-0.000349065850398201) translate (41.05cm 62.744cm)">
            <text:p text:style-name="P6"><text:span text:style-name="T2">ArbreDe</text:span><text:span text:style-name="T4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2.55cm" svg:y1="63.25cm" svg:x2="53.55cm" svg:y2="63.25cm">
            <text:p/>
          </draw:line>
          <draw:custom-shape draw:style-name="gr10" draw:text-style-name="P5" draw:layer="layout" svg:width="4.61cm" svg:height="1.001cm" draw:transform="rotate (-0.000349065850398201) translate (53.44cm 62.747cm)">
            <text:p text:style-name="P4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cm" svg:y1="60.503cm" svg:x2="46.6cm" svg:y2="60.503cm">
            <text:p/>
          </draw:line>
          <draw:custom-shape draw:style-name="gr10" draw:text-style-name="P7" draw:layer="layout" svg:width="4.61cm" svg:height="1.001cm" draw:transform="rotate (-0.000349065850398201) translate (41.1cm 60cm)">
            <text:p text:style-name="P6"><text:span text:style-name="T2">ArbreDe</text:span><text:span text:style-name="T4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4cm" svg:y1="49.246cm" svg:x2="45cm" svg:y2="49.246cm">
            <text:p/>
          </draw:line>
          <draw:custom-shape draw:style-name="gr10" draw:text-style-name="P7" draw:layer="layout" svg:width="4.61cm" svg:height="1.001cm" draw:transform="rotate (-0.000349065850398201) translate (39.5cm 48.743cm)">
            <text:p text:style-name="P6"><text:span text:style-name="T2">ArbreDe</text:span><text:span text:style-name="T4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1cm" svg:y1="49.249cm" svg:x2="52cm" svg:y2="49.249cm">
            <text:p/>
          </draw:line>
          <draw:custom-shape draw:style-name="gr10" draw:text-style-name="P5" draw:layer="layout" svg:width="4.61cm" svg:height="1.001cm" draw:transform="rotate (-0.000349065850398201) translate (51.89cm 48.746cm)">
            <text:p text:style-name="P4"><text:span text:style-name="T2">ArbreDeHu</text:span><text:span text:style-name="T4">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2.4cm" svg:y1="58cm" svg:x2="53.4cm" svg:y2="58cm">
            <text:p/>
          </draw:line>
          <draw:custom-shape draw:style-name="gr10" draw:text-style-name="P5" draw:layer="layout" svg:width="4.61cm" svg:height="1.001cm" draw:transform="rotate (-0.000349065850398201) translate (53.29cm 57.497cm)">
            <text:p text:style-name="P4">TableDeCodage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3" draw:layer="layout" svg:x1="52.5cm" svg:y1="60.503cm" svg:x2="53.5cm" svg:y2="60.503cm">
            <text:p/>
          </draw:line>
          <draw:custom-shape draw:style-name="gr10" draw:text-style-name="P5" draw:layer="layout" svg:width="4.61cm" svg:height="1.001cm" draw:transform="rotate (-0.000349065850398201) translate (53.39cm 60cm)">
            <text:p text:style-name="P4">Boolée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57.5cm" svg:x2="46.65cm" svg:y2="57.5cm">
            <text:p/>
          </draw:line>
          <draw:custom-shape draw:style-name="gr10" draw:text-style-name="P7" draw:layer="layout" svg:width="4.61cm" svg:height="1.001cm" draw:transform="rotate (-0.000349065850398201) translate (41.15cm 56.997cm)">
            <text:p text:style-name="P6">TableDeCodag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58.5cm" svg:x2="46.65cm" svg:y2="58.5cm">
            <text:p/>
          </draw:line>
          <draw:custom-shape draw:style-name="gr10" draw:text-style-name="P7" draw:layer="layout" svg:width="4.61cm" svg:height="1.001cm" draw:transform="rotate (-0.000349065850398201) translate (41.15cm 57.997cm)">
            <text:p text:style-name="P6">CodeBinair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58cm" svg:x2="46.65cm" svg:y2="58cm">
            <text:p/>
          </draw:line>
          <draw:custom-shape draw:style-name="gr10" draw:text-style-name="P7" draw:layer="layout" svg:width="4.61cm" svg:height="1.001cm" draw:transform="rotate (-0.000349065850398201) translate (41.15cm 57.497cm)">
            <text:p text:style-name="P6">Octe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57.5cm" svg:x2="63.65cm" svg:y2="57.5cm">
            <text:p/>
          </draw:line>
          <draw:custom-shape draw:style-name="gr10" draw:text-style-name="P7" draw:layer="layout" svg:width="4.61cm" svg:height="1.001cm" draw:transform="rotate (-0.000349065850398201) translate (58.15cm 56.997cm)">
            <text:p text:style-name="P6">TableDeCodag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58.5cm" svg:x2="63.65cm" svg:y2="58.5cm">
            <text:p/>
          </draw:line>
          <draw:custom-shape draw:style-name="gr10" draw:text-style-name="P7" draw:layer="layout" svg:width="4.61cm" svg:height="1.001cm" draw:transform="rotate (-0.000349065850398201) translate (58.15cm 57.997cm)">
            <text:p text:style-name="P6">CodeBinair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57.5cm" svg:x2="46.65cm" svg:y2="57.5cm">
            <text:p/>
          </draw:line>
          <draw:custom-shape draw:style-name="gr10" draw:text-style-name="P7" draw:layer="layout" svg:width="4.61cm" svg:height="1.001cm" draw:transform="rotate (-0.000349065850398201) translate (41.15cm 56.997cm)">
            <text:p text:style-name="P6">TableDeCodag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58.5cm" svg:x2="46.65cm" svg:y2="58.5cm">
            <text:p/>
          </draw:line>
          <draw:custom-shape draw:style-name="gr10" draw:text-style-name="P7" draw:layer="layout" svg:width="4.61cm" svg:height="1.001cm" draw:transform="rotate (-0.000349065850398201) translate (41.15cm 57.997cm)">
            <text:p text:style-name="P6">CodeBinair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65cm" svg:y1="58.003cm" svg:x2="70.65cm" svg:y2="58.003cm">
            <text:p/>
          </draw:line>
          <draw:custom-shape draw:style-name="gr10" draw:text-style-name="P5" draw:layer="layout" svg:width="4.61cm" svg:height="1.001cm" draw:transform="rotate (-0.000349065850398201) translate (70.54cm 57.5cm)">
            <text:p text:style-name="P4">Octe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Standard">
        <draw:custom-shape draw:style-name="gr1" draw:text-style-name="P2" xml:id="id47" draw:id="id47" draw:layer="layout" svg:width="5.75cm" svg:height="1.75cm" svg:x="46.875cm" svg:y="13cm">
          <text:p text:style-name="P1"><text:span text:style-name="T1">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5.626cm" svg:x1="49.75cm" svg:y1="14.75cm" svg:x2="12.5cm" svg:y2="28.499cm" draw:start-shape="id47" draw:start-glue-point="2" draw:end-shape="id48" draw:end-glue-point="0" svg:d="M49750 14750v12500h-37250v1249" svg:viewBox="0 0 37251 13750">
          <text:p/>
        </draw:connector>
        <draw:connector draw:style-name="gr5" draw:text-style-name="P8" draw:layer="layout" draw:line-skew="7cm" svg:x1="49.75cm" svg:y1="14.75cm" svg:x2="58.1cm" svg:y2="40.25cm" draw:start-shape="id47" draw:start-glue-point="2" draw:end-shape="id49" draw:end-glue-point="0" svg:d="M49750 14750v19750h8350v5750" svg:viewBox="0 0 8351 25501">
          <text:p/>
        </draw:connector>
        <draw:connector draw:style-name="gr6" draw:text-style-name="P8" draw:layer="layout" draw:line-skew="5.616cm" svg:x1="49.75cm" svg:y1="14.75cm" svg:x2="81.75cm" svg:y2="28.519cm" draw:start-shape="id47" draw:start-glue-point="2" draw:end-shape="id50" draw:end-glue-point="0" svg:d="M49750 14750v12500h32000v1269" svg:viewBox="0 0 32001 13770">
          <text:p/>
        </draw:connector>
        <draw:connector draw:style-name="gr7" draw:text-style-name="P9" draw:layer="layout" draw:line-skew="7.5cm" svg:x1="49.75cm" svg:y1="14.75cm" svg:x2="26.5cm" svg:y2="39.25cm" draw:start-shape="id47" draw:start-glue-point="2" draw:end-shape="id51" draw:end-glue-point="0" svg:d="M49750 14750v19750h-23250v4750" svg:viewBox="0 0 23251 24501">
          <text:p/>
        </draw:connector>
        <draw:custom-shape draw:style-name="gr8" draw:text-style-name="P10" draw:layer="layout" svg:width="6cm" svg:height="1.481cm" svg:x="9.5cm" svg:y="28.5cm">
          <text:p text:style-name="P1"><text:span text:style-name="T1">obtenir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49" draw:id="id49" draw:layer="layout" svg:width="7cm" svg:height="1.481cm" svg:x="54.6cm" svg:y="40.25cm">
          <text:p text:style-name="P1"><text:span text:style-name="T1">obtenirTableD</text:span><text:span text:style-name="T1">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1" draw:id="id71" draw:layer="layout" svg:width="3.25cm" svg:height="1.481cm" svg:x="6.75cm" svg:y="33.7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8" draw:id="id48" draw:layer="layout" svg:width="6cm" svg:height="1.481cm" svg:x="9.5cm" svg:y="28.499cm">
          <text:p text:style-name="P1"><text:span text:style-name="T1">obtenirStatistiquesEtTa</text:span><text:span text:style-name="T1">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3" draw:id="id73" draw:layer="layout" svg:width="4.25cm" svg:height="1.481cm" svg:x="6.25cm" svg:y="36.488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7" xml:id="id75" draw:id="id75" draw:layer="layout" svg:width="4.25cm" svg:height="1.481cm" svg:x="14.75cm" svg:y="36.5cm">
          <text:p text:style-name="P12"><text:span text:style-name="T3">incrementerOccure</text:span><text:span text:style-name="T3">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4" draw:id="id74" draw:layer="layout" svg:width="4.25cm" svg:height="1.481cm" svg:x="6.25cm" svg:y="39.469cm">
          <text:p text:style-name="P1"><text:span text:style-name="T1">fin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7" xml:id="id52" draw:id="id52" draw:layer="layout" svg:width="4.25cm" svg:height="1.481cm" svg:x="14.75cm" svg:y="33.75cm">
          <text:p text:style-name="P12"><text:span text:style-name="T3">statis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61cm" svg:x2="16.875cm" svg:y2="33.75cm" draw:end-shape="id52" draw:end-glue-point="0" svg:d="M12500 29961v1644h4375v2145" svg:viewBox="0 0 4376 3790">
          <text:p/>
        </draw:connector>
        <draw:connector draw:style-name="gr5" draw:text-style-name="P8" draw:layer="layout" draw:line-skew="3.25cm" svg:x1="49.75cm" svg:y1="14.75cm" svg:x2="60.875cm" svg:y2="22.25cm" draw:start-shape="id47" draw:start-glue-point="2" draw:end-shape="id53" draw:end-glue-point="0" svg:d="M49750 14750v7000h11125v500" svg:viewBox="0 0 11126 7501">
          <text:p/>
        </draw:connector>
        <draw:custom-shape draw:style-name="gr8" draw:text-style-name="P10" xml:id="id50" draw:id="id50" draw:layer="layout" svg:width="6cm" svg:height="1.481cm" svg:x="78.75cm" svg:y="28.519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8" xml:id="id57" draw:id="id57" draw:layer="layout" svg:width="5.75cm" svg:height="1.481cm" svg:x="45.1cm" svg:y="45.769cm">
          <text:p text:style-name="P14">tableDeCod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8" xml:id="id56" draw:id="id56" draw:layer="layout" svg:width="5.75cm" svg:height="1.481cm" svg:x="46.65cm" svg:y="57.25cm">
          <text:p text:style-name="P16">ajouterCod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65" draw:id="id65" draw:layer="layout" svg:width="7.5cm" svg:height="1.481cm" svg:x="70cm" svg:y="33.5cm">
          <text:p text:style-name="P16">octetVersCodeBinai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318cm" svg:x1="58.104cm" svg:y1="54.047cm" svg:x2="49.55cm" svg:y2="59.819cm" draw:start-shape="id54" draw:start-glue-point="2" draw:end-shape="id55" draw:end-glue-point="0" svg:d="M58104 54047v5203h-8554v569" svg:viewBox="0 0 8555 5773">
          <text:p/>
        </draw:connector>
        <draw:connector draw:style-name="gr5" draw:text-style-name="P8" draw:layer="layout" svg:x1="58.104cm" svg:y1="54.047cm" svg:x2="49.525cm" svg:y2="57.25cm" draw:start-shape="id54" draw:start-glue-point="2" draw:end-shape="id56" draw:end-glue-point="0" svg:d="M58104 54047v1601h-8579v1602" svg:viewBox="0 0 8580 3204">
          <text:p/>
        </draw:connector>
        <draw:connector draw:style-name="gr5" draw:text-style-name="P8" draw:layer="layout" svg:x1="58.1cm" svg:y1="41.731cm" svg:x2="47.975cm" svg:y2="45.769cm" draw:start-shape="id49" draw:start-glue-point="2" draw:end-shape="id57" draw:end-glue-point="0" svg:d="M58100 41731v2018h-10125v2020" svg:viewBox="0 0 10126 4039">
          <text:p/>
        </draw:connector>
        <draw:custom-shape draw:style-name="gr40" draw:text-style-name="P19" xml:id="id55" draw:id="id55" draw:layer="layout" svg:width="6cm" svg:height="1.481cm" svg:x="46.55cm" svg:y="59.819cm">
          <text:p text:style-name="P17">estUneFeuil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9" xml:id="id60" draw:id="id60" draw:layer="layout" svg:width="6cm" svg:height="1.481cm" svg:x="63.65cm" svg:y="57.269cm">
          <text:p text:style-name="P17">obtenir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9" xml:id="id58" draw:id="id58" draw:layer="layout" svg:width="6cm" svg:height="1.481cm" svg:x="65.6cm" svg:y="48.5cm">
          <text:p text:style-name="P17">obtenirFilsDro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9" xml:id="id59" draw:id="id59" draw:layer="layout" svg:width="6cm" svg:height="1.481cm" svg:x="45cm" svg:y="48.5cm">
          <text:p text:style-name="P20">obtenirFilsGauch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635cm" svg:x1="58.1cm" svg:y1="41.731cm" svg:x2="68.6cm" svg:y2="48.5cm" draw:start-shape="id49" draw:start-glue-point="2" draw:end-shape="id58" svg:d="M58100 41731v6019h10500v750" svg:viewBox="0 0 10501 6770">
          <text:p/>
        </draw:connector>
        <draw:connector draw:style-name="gr5" draw:text-style-name="P8" draw:layer="layout" draw:line-skew="2.635cm" svg:x1="58.1cm" svg:y1="41.731cm" svg:x2="48cm" svg:y2="48.5cm" draw:start-shape="id49" draw:start-glue-point="2" draw:end-shape="id59" draw:end-glue-point="0" svg:d="M58100 41731v6019h-10100v750" svg:viewBox="0 0 10101 6770">
          <text:p/>
        </draw:connector>
        <draw:connector draw:style-name="gr5" draw:text-style-name="P8" draw:layer="layout" svg:x1="58.104cm" svg:y1="54.047cm" svg:x2="66.65cm" svg:y2="57.269cm" draw:start-shape="id54" draw:start-glue-point="2" draw:end-shape="id60" draw:end-glue-point="0" svg:d="M58104 54047v1610h8546v1612" svg:viewBox="0 0 8547 3223">
          <text:p/>
        </draw:connector>
        <draw:custom-shape draw:style-name="gr44" draw:text-style-name="P19" xml:id="id61" draw:id="id61" draw:layer="layout" svg:width="6cm" svg:height="1.481cm" svg:x="65.6cm" svg:y="45.75cm">
          <text:p text:style-name="P17">codeBi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9" xml:id="id62" draw:id="id62" draw:layer="layout" svg:width="6cm" svg:height="1.481cm" svg:x="63.65cm" svg:y="59.769cm">
          <text:p text:style-name="P17">ajouterB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68.6cm" svg:y1="45.75cm" svg:x2="58.1cm" svg:y2="41.731cm" draw:start-shape="id61" draw:start-glue-point="0" draw:end-shape="id49" draw:end-glue-point="2" svg:d="M68600 45750v-2010h-10500v-2009" svg:viewBox="0 0 10501 4020">
          <text:p/>
        </draw:connector>
        <draw:connector draw:style-name="gr5" draw:text-style-name="P8" draw:layer="layout" draw:line-skew="2.343cm" svg:x1="58.104cm" svg:y1="54.047cm" svg:x2="66.65cm" svg:y2="59.769cm" draw:start-shape="id54" draw:start-glue-point="2" draw:end-shape="id62" draw:end-glue-point="0" svg:d="M58104 54047v5203h8546v519" svg:viewBox="0 0 8547 5723">
          <text:p/>
        </draw:connector>
        <draw:custom-shape draw:style-name="gr13" draw:text-style-name="P11" xml:id="id67" draw:id="id67" draw:layer="layout" svg:width="4.25cm" svg:height="1.481cm" svg:x="66.25cm" svg:y="36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9" draw:id="id69" draw:layer="layout" svg:width="4.75cm" svg:height="1.481cm" svg:x="58.5cm" svg:y="24.76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8" draw:id="id68" draw:layer="layout" svg:width="4.75cm" svg:height="1.481cm" svg:x="58.5cm" svg:y="19.76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4" draw:id="id64" draw:layer="layout" svg:width="4.75cm" svg:height="1.481cm" svg:x="87.25cm" svg:y="42.5cm">
          <text:p text:style-name="P1"><text:span text:style-name="T1">ecr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53" draw:id="id53" draw:layer="layout" svg:width="4.75cm" svg:height="1.481cm" svg:x="58.5cm" svg:y="22.25cm">
          <text:p text:style-name="P1"><text:span text:style-name="T1">fe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25cm" svg:y1="38.281cm" svg:x2="89.625cm" svg:y2="42.5cm" draw:start-shape="id63" draw:start-glue-point="2" draw:end-shape="id64" draw:end-glue-point="0" svg:d="M81725 38281v2109h7900v2110" svg:viewBox="0 0 7901 4220">
          <text:p/>
        </draw:connector>
        <draw:connector draw:style-name="gr5" draw:text-style-name="P8" draw:layer="layout" svg:x1="81.75cm" svg:y1="30cm" svg:x2="73.75cm" svg:y2="33.5cm" draw:start-shape="id50" draw:start-glue-point="2" draw:end-shape="id65" draw:end-glue-point="0" svg:d="M81750 30000v1749h-8000v1751" svg:viewBox="0 0 8001 3501">
          <text:p/>
        </draw:connector>
        <draw:connector draw:style-name="gr5" draw:text-style-name="P8" draw:layer="layout" draw:line-skew="6.001cm" svg:x1="81.75cm" svg:y1="30cm" svg:x2="68.375cm" svg:y2="36cm" draw:start-shape="id66" draw:start-glue-point="2" draw:end-shape="id67" draw:end-glue-point="0" svg:d="M81750 30000v5500h-13375v500" svg:viewBox="0 0 13376 6001">
          <text:p/>
        </draw:connector>
        <draw:connector draw:style-name="gr5" draw:text-style-name="P8" draw:layer="layout" draw:line-skew="1.991cm" svg:x1="49.75cm" svg:y1="14.75cm" svg:x2="60.875cm" svg:y2="19.769cm" draw:start-shape="id47" draw:start-glue-point="2" draw:end-shape="id68" draw:end-glue-point="0" svg:d="M49750 14750v4500h11125v519" svg:viewBox="0 0 11126 5020">
          <text:p/>
        </draw:connector>
        <draw:connector draw:style-name="gr5" draw:text-style-name="P8" draw:layer="layout" draw:line-skew="4.491cm" svg:x1="49.75cm" svg:y1="14.75cm" svg:x2="60.875cm" svg:y2="24.769cm" draw:start-shape="id47" draw:start-glue-point="2" draw:end-shape="id69" draw:end-glue-point="0" svg:d="M49750 14750v9500h11125v519" svg:viewBox="0 0 11126 10020">
          <text:p/>
        </draw:connector>
        <draw:custom-shape draw:style-name="gr46" draw:text-style-name="P10" xml:id="id63" draw:id="id63" draw:layer="layout" svg:width="10.75cm" svg:height="1.481cm" svg:x="76.35cm" svg:y="36.8cm">
          <text:p text:style-name="P1"><text:span text:style-name="T1">concatenerCo</text:span><text:span text:style-name="T1">desBinairesEn</text:span><text:span text:style-name="T1">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30cm" svg:x2="90.5cm" svg:y2="33.5cm" draw:start-shape="id50" draw:start-glue-point="2" draw:end-shape="id70" draw:end-glue-point="0" svg:d="M81750 30000v1749h8750v1751" svg:viewBox="0 0 8751 3501">
          <text:p/>
        </draw:connector>
        <draw:connector draw:style-name="gr5" draw:text-style-name="P8" draw:layer="layout" draw:line-skew="1.998cm" svg:x1="26.5cm" svg:y1="40.75cm" svg:x2="32.875cm" svg:y2="45.294cm" svg:d="M26500 40750v4019h6375v525" svg:viewBox="0 0 6376 4545">
          <text:p/>
        </draw:connector>
        <draw:connector draw:style-name="gr5" draw:text-style-name="P8" draw:layer="layout" draw:line-skew="2.01cm" svg:x1="26.5cm" svg:y1="40.731cm" svg:x2="19.75cm" svg:y2="45.25cm" svg:d="M26500 40731v4019h-6750v500" svg:viewBox="0 0 6751 4520">
          <text:p/>
        </draw:connector>
        <draw:g>
          <draw:g>
            <draw:custom-shape draw:style-name="gr20" draw:text-style-name="P22" draw:layer="layout" svg:width="4.119cm" svg:height="1.481cm" svg:x="17.75cm" svg:y="42.522cm">
              <text:p text:style-name="P21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2" draw:text-style-name="P22" draw:layer="layout" svg:width="3.25cm" svg:height="1.481cm" svg:x="31.25cm" svg:y="42.525cm">
              <text:p text:style-name="P23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2" draw:text-style-name="P22" draw:layer="layout" svg:width="3.25cm" svg:height="1.481cm" svg:x="31.25cm" svg:y="45.275cm">
              <text:p text:style-name="P21">estVid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3" draw:text-style-name="P22" draw:layer="layout" svg:width="2.5cm" svg:height="1.481cm" svg:x="18.5cm" svg:y="45.272cm">
              <text:p text:style-name="P21">enfil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1" draw:id="id51">
          <draw:g>
            <draw:custom-shape draw:style-name="gr29" draw:text-style-name="P24" draw:layer="layout" svg:width="5.119cm" svg:height="1.481cm" svg:x="23.941cm" svg:y="39.25cm">
              <text:p text:style-name="P2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5" draw:text-style-name="P8" draw:layer="layout" svg:x1="26.5cm" svg:y1="40.731cm" svg:x2="19.809cm" svg:y2="42.5cm" svg:d="M26500 40731v634h-6691v1135" svg:viewBox="0 0 6692 1770">
          <text:p/>
        </draw:connector>
        <draw:connector draw:style-name="gr5" draw:text-style-name="P8" draw:layer="layout" svg:x1="26.5cm" svg:y1="40.75cm" svg:x2="32.875cm" svg:y2="42.519cm" svg:d="M26500 40750v634h6375v1135" svg:viewBox="0 0 6376 1770">
          <text:p/>
        </draw:connector>
        <draw:connector draw:style-name="gr5" draw:text-style-name="P8" draw:layer="layout" svg:x1="26.5cm" svg:y1="40.75cm" svg:x2="26.5cm" svg:y2="47.288cm" svg:d="M26500 40750v6538" svg:viewBox="0 0 1 6539">
          <text:p/>
        </draw:connector>
        <draw:connector draw:style-name="gr5" draw:text-style-name="P8" xml:id="id72" draw:id="id72" draw:layer="layout" svg:x1="12.501cm" svg:y1="29.962cm" svg:x2="8.375cm" svg:y2="33.719cm" draw:end-shape="id71" draw:end-glue-point="0" svg:d="M12501 29962v1628h-4126v2129" svg:viewBox="0 0 4127 3758">
          <text:p/>
        </draw:connector>
        <draw:connector draw:style-name="gr7" draw:text-style-name="P9" draw:layer="layout" draw:line-skew="-0.502cm 0.647cm" svg:x1="12.501cm" svg:y1="29.962cm" svg:x2="8.375cm" svg:y2="36.488cm" draw:start-shape="id72" draw:start-glue-point="2" draw:end-shape="id73" draw:end-glue-point="0" svg:d="M12501 29962h-1v5788h-4125v738" svg:viewBox="0 0 4127 6527">
          <text:p/>
        </draw:connector>
        <draw:connector draw:style-name="gr7" draw:text-style-name="P9" draw:layer="layout" draw:line-skew="-0.502cm 2.156cm" svg:x1="12.501cm" svg:y1="29.962cm" svg:x2="8.375cm" svg:y2="39.469cm" draw:start-shape="id72" draw:start-glue-point="2" draw:end-shape="id74" draw:end-glue-point="0" svg:d="M12501 29962h-1v8788h-4125v719" svg:viewBox="0 0 4127 9508">
          <text:p/>
        </draw:connector>
        <draw:connector draw:style-name="gr7" draw:text-style-name="P9" draw:layer="layout" draw:line-skew="2.464cm" svg:x1="12.465cm" svg:y1="30.574cm" svg:x2="16.875cm" svg:y2="36.5cm" draw:end-shape="id75" draw:end-glue-point="0" svg:d="M12465 30574v5176h4410v750" svg:viewBox="0 0 4411 5927">
          <text:p/>
        </draw:connector>
        <draw:custom-shape draw:style-name="gr11" draw:text-style-name="P10" xml:id="id54" draw:id="id54" draw:layer="layout" svg:width="7cm" svg:height="1.481cm" svg:x="54.604cm" svg:y="52.566cm">
          <text:p text:style-name="P1"><text:span text:style-name="T1">obtenirTableDeCodageRecur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9" xml:id="id76" draw:id="id76" draw:layer="layout" svg:width="6cm" svg:height="1.481cm" svg:x="63.7cm" svg:y="62.519cm">
          <text:p text:style-name="P17">obtenirFilsDro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9" xml:id="id77" draw:id="id77" draw:layer="layout" svg:width="6cm" svg:height="1.481cm" svg:x="46.55cm" svg:y="62.5cm">
          <text:p text:style-name="P17">obtenirFilsGauch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3.468cm" svg:x1="58.104cm" svg:y1="54.047cm" svg:x2="66.7cm" svg:y2="62.519cm" draw:start-shape="id54" draw:start-glue-point="2" draw:end-shape="id76" svg:d="M58104 54047v7703h8596v769" svg:viewBox="0 0 8597 8473">
          <text:p/>
        </draw:connector>
        <draw:connector draw:style-name="gr5" draw:text-style-name="P8" draw:layer="layout" draw:line-skew="3.477cm" svg:x1="58.104cm" svg:y1="54.047cm" svg:x2="49.55cm" svg:y2="62.5cm" draw:start-shape="id54" draw:start-glue-point="2" draw:end-shape="id77" draw:end-glue-point="0" svg:d="M58104 54047v7703h-8554v750" svg:viewBox="0 0 8555 8454">
          <text:p/>
        </draw:connector>
        <draw:custom-shape draw:style-name="gr49" draw:text-style-name="P19" xml:id="id70" draw:id="id70" draw:layer="layout" svg:width="6cm" svg:height="1.481cm" svg:x="87.5cm" svg:y="33.5cm">
          <text:p text:style-name="P17">ajouter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xml:id="id78" draw:id="id78" draw:layer="layout" svg:width="6cm" svg:height="1.481cm" svg:x="71.75cm" svg:y="42.469cm">
          <text:p text:style-name="P17">ajouter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xml:id="id79" draw:id="id79" draw:layer="layout" svg:width="6cm" svg:height="1.481cm" svg:x="86.75cm" svg:y="45.769cm">
          <text:p text:style-name="P17">obtenirIemeB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xml:id="id80" draw:id="id80" draw:layer="layout" svg:width="6cm" svg:height="1.481cm" svg:x="87cm" svg:y="49.019cm">
          <text:p text:style-name="P17">obtenirLongu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5" xml:id="id81" draw:id="id81" draw:layer="layout" svg:width="7.25cm" svg:height="1.481cm" svg:x="78.1cm" svg:y="52.5cm">
          <text:p text:style-name="P17">codeBinaireenOct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xml:id="id66" draw:id="id66" draw:layer="layout" svg:x1="81.75cm" svg:y1="30cm" svg:x2="81.725cm" svg:y2="36.8cm" draw:end-shape="id63" draw:end-glue-point="0" svg:d="M81750 30000v3149h-25v3651" svg:viewBox="0 0 26 6801">
          <text:p/>
        </draw:connector>
        <draw:connector draw:style-name="gr5" draw:text-style-name="P8" draw:layer="layout" svg:x1="81.725cm" svg:y1="38.281cm" svg:x2="74.75cm" svg:y2="42.469cm" draw:start-shape="id63" draw:start-glue-point="2" draw:end-shape="id78" draw:end-glue-point="0" svg:d="M81725 38281v2093h-6975v2095" svg:viewBox="0 0 6976 4189">
          <text:p/>
        </draw:connector>
        <draw:connector draw:style-name="gr5" draw:text-style-name="P8" draw:layer="layout" draw:line-skew="2.975cm" svg:x1="81.725cm" svg:y1="38.282cm" svg:x2="89.75cm" svg:y2="45.769cm" draw:end-shape="id79" draw:end-glue-point="0" svg:d="M81725 38282v6468h8025v1019" svg:viewBox="0 0 8026 7488">
          <text:p/>
        </draw:connector>
        <draw:connector draw:style-name="gr5" draw:text-style-name="P8" draw:layer="layout" draw:line-skew="4.85cm" svg:x1="81.726cm" svg:y1="38.283cm" svg:x2="90cm" svg:y2="49.019cm" draw:end-shape="id80" draw:end-glue-point="0" svg:d="M81726 38283v9967h8274v769" svg:viewBox="0 0 8275 10737">
          <text:p/>
        </draw:connector>
        <draw:connector draw:style-name="gr5" draw:text-style-name="P8" draw:layer="layout" draw:line-skew="6.234cm" svg:x1="81.726cm" svg:y1="38.283cm" svg:x2="81.725cm" svg:y2="52.5cm" draw:end-shape="id81" draw:end-glue-point="0" svg:d="M81726 38283v13092h-1v1125" svg:viewBox="0 0 2 14218">
          <text:p/>
        </draw:connector>
        <draw:custom-shape draw:style-name="gr8" draw:text-style-name="P10" xml:id="id86" draw:id="id86" draw:layer="layout" svg:width="6cm" svg:height="1.481cm" svg:x="30.05cm" svg:y="17.569cm">
          <text:p text:style-name="P1"><text:span text:style-name="T1">ecrireIdentifi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85" draw:id="id85" draw:layer="layout" svg:width="6cm" svg:height="1.481cm" svg:x="30cm" svg:y="20.8cm">
          <text:p text:style-name="P1"><text:span text:style-name="T1">ecrireTa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84" draw:id="id84" draw:layer="layout" svg:width="6cm" svg:height="1.481cm" svg:x="30cm" svg:y="24.019cm">
          <text:p text:style-name="P1"><text:span text:style-name="T1">ecrire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9" xml:id="id82" draw:id="id82" draw:layer="layout" svg:width="6cm" svg:height="1.481cm" svg:x="87.05cm" svg:y="56.769cm">
          <text:p text:style-name="P17">creerOct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9" xml:id="id83" draw:id="id83" draw:layer="layout" svg:width="6cm" svg:height="1.481cm" svg:x="87.05cm" svg:y="60.519cm">
          <text:p text:style-name="P17">obtenirIemeB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25cm" svg:y1="53.981cm" svg:x2="90.05cm" svg:y2="56.769cm" draw:start-shape="id81" draw:start-glue-point="2" draw:end-shape="id82" draw:end-glue-point="0" svg:d="M81725 53981v1393h8325v1395" svg:viewBox="0 0 8326 2789">
          <text:p/>
        </draw:connector>
        <draw:connector draw:style-name="gr5" draw:text-style-name="P8" draw:layer="layout" draw:line-skew="2.25cm" svg:x1="81.726cm" svg:y1="53.982cm" svg:x2="90.05cm" svg:y2="60.519cm" draw:end-shape="id83" draw:end-glue-point="0" svg:d="M81726 53982v5268h8324v1269" svg:viewBox="0 0 8325 6538">
          <text:p/>
        </draw:connector>
        <draw:connector draw:style-name="gr5" draw:text-style-name="P8" draw:layer="layout" draw:line-skew="3.891cm" svg:x1="49.75cm" svg:y1="14.751cm" svg:x2="33cm" svg:y2="24.019cm" draw:end-shape="id84" draw:end-glue-point="0" svg:d="M49750 14751v8274h-16750v994" svg:viewBox="0 0 16751 9269">
          <text:p/>
        </draw:connector>
        <draw:connector draw:style-name="gr5" draw:text-style-name="P8" draw:layer="layout" draw:line-skew="2.25cm" svg:x1="49.75cm" svg:y1="14.752cm" svg:x2="33cm" svg:y2="20.8cm" draw:end-shape="id85" draw:end-glue-point="0" svg:d="M49750 14752v5023h-16750v1025" svg:viewBox="0 0 16751 6049">
          <text:p/>
        </draw:connector>
        <draw:connector draw:style-name="gr5" draw:text-style-name="P8" draw:layer="layout" draw:line-skew="0.615cm" svg:x1="49.75cm" svg:y1="14.752cm" svg:x2="33.05cm" svg:y2="17.569cm" draw:end-shape="id86" draw:end-glue-point="0" svg:d="M49750 14752v1773h-16700v1044" svg:viewBox="0 0 16701 2818">
          <text:p/>
        </draw:connector>
        <draw:connector draw:style-name="gr5" draw:text-style-name="P8" draw:layer="layout" svg:x1="58.1cm" svg:y1="41.732cm" svg:x2="58.104cm" svg:y2="52.566cm" draw:end-shape="id54" draw:end-glue-point="0" svg:d="M58100 41732v5166h4v5668" svg:viewBox="0 0 5 10835">
          <text:p/>
        </draw:connector>
        <draw:connector draw:style-name="gr5" draw:text-style-name="P8" draw:layer="layout" draw:line-skew="0cm 13.601cm" svg:x1="58.104cm" svg:y1="54.047cm" svg:x2="58.104cm" svg:y2="52.566cm" draw:start-shape="id54" draw:start-glue-point="2" draw:end-shape="id54" draw:end-glue-point="0" svg:d="M58104 54047v500h9600v-2483h-9600v502" svg:viewBox="0 0 9601 2484">
          <text:p/>
        </draw:connector>
        <draw:g>
          <draw:line draw:style-name="gr9" draw:text-style-name="P3" draw:layer="layout" svg:x1="59.108cm" svg:y1="52.069cm" svg:x2="58.108cm" svg:y2="52.069cm">
            <text:p/>
          </draw:line>
          <draw:custom-shape draw:style-name="gr10" draw:text-style-name="P7" draw:layer="layout" svg:width="4.61cm" svg:height="1.001cm" draw:transform="rotate (-0.000349065850398201) translate (43.344cm 52.9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xml:id="id87" draw:id="id87">
          <draw:g>
            <draw:custom-shape draw:style-name="gr24" draw:text-style-name="P24" draw:layer="layout" svg:width="4.119cm" svg:height="1.481cm" svg:x="24.441cm" svg:y="47.268cm">
              <text:p text:style-name="P21">contruire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88" draw:id="id88">
          <draw:g>
            <draw:custom-shape draw:style-name="gr25" draw:text-style-name="P22" draw:layer="layout" svg:width="4.25cm" svg:height="1.481cm" svg:x="17.75cm" svg:y="49.999cm">
              <text:p text:style-name="P21">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26" draw:text-style-name="P23" draw:layer="layout" draw:line-skew="0.126cm" svg:x1="26.5cm" svg:y1="48.749cm" svg:x2="19.875cm" svg:y2="49.999cm" draw:start-shape="id87" draw:start-glue-point="2" draw:end-shape="id88" draw:end-glue-point="0" svg:d="M26500 48749v750h-6625v500" svg:viewBox="0 0 6626 1251">
          <text:p/>
        </draw:connector>
        <draw:g xml:id="id89" draw:id="id89">
          <draw:g>
            <draw:custom-shape draw:style-name="gr27" draw:text-style-name="P22" draw:layer="layout" svg:width="5.25cm" svg:height="1.481cm" svg:x="29.75cm" svg:y="50cm">
              <text:p text:style-name="P21">naturelVersOcte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26" draw:text-style-name="P23" draw:layer="layout" draw:line-skew="0.126cm" svg:x1="26.5cm" svg:y1="48.749cm" svg:x2="32.375cm" svg:y2="50cm" draw:start-shape="id87" draw:start-glue-point="2" draw:end-shape="id89" draw:end-glue-point="0" svg:d="M26500 48749v751h5875v500" svg:viewBox="0 0 5876 1252">
          <text:p/>
        </draw:connector>
        <draw:g>
          <draw:custom-shape draw:style-name="gr28" draw:text-style-name="P22" draw:layer="layout" svg:width="5.5cm" svg:height="1.481cm" svg:x="17.5cm" svg:y="52.766cm">
            <text:p text:style-name="P21">obtenirOccurenc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0" draw:id="id90">
          <draw:g>
            <draw:custom-shape draw:style-name="gr28" draw:text-style-name="P22" draw:layer="layout" svg:width="5.5cm" svg:height="1.481cm" svg:x="29.5cm" svg:y="52.771cm">
              <text:p text:style-name="P21">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3" draw:text-style-name="P22" draw:layer="layout" svg:width="2.5cm" svg:height="1.481cm" svg:x="25.25cm" svg:y="54.521cm">
          <text:p text:style-name="P21">enfi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3" draw:layer="layout" draw:line-skew="1.491cm" svg:x1="32.25cm" svg:y1="52.771cm" svg:x2="26.5cm" svg:y2="48.749cm" draw:start-shape="id90" draw:start-glue-point="0" draw:end-shape="id87" svg:d="M32250 52771v-521h-5750v-3501" svg:viewBox="0 0 5751 4023">
          <text:p/>
        </draw:connector>
        <draw:connector draw:style-name="gr26" draw:text-style-name="P23" draw:layer="layout" draw:line-skew="1.503cm" svg:x1="20.25cm" svg:y1="52.743cm" svg:x2="26.5cm" svg:y2="48.749cm" draw:end-shape="id87" draw:end-glue-point="2" svg:d="M20250 52743v-244h6250v-3750" svg:viewBox="0 0 6251 3995">
          <text:p/>
        </draw:connector>
        <draw:connector draw:style-name="gr26" draw:text-style-name="P23" draw:layer="layout" svg:x1="26.5cm" svg:y1="48.749cm" svg:x2="26.5cm" svg:y2="54.499cm" draw:start-shape="id87" draw:start-glue-point="2" svg:d="M26500 48749v5750" svg:viewBox="0 0 1 5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4-01-06T22:43:12.591980123</dc:date>
    <meta:editing-duration>PT2H54M17S</meta:editing-duration>
    <meta:editing-cycles>49</meta:editing-cycles>
    <meta:generator>LibreOffice/7.3.7.2$Linux_X86_64 LibreOffice_project/30$Build-2</meta:generator>
    <meta:document-statistic meta:object-count="637"/>
  </office:meta>
</office:document-meta>
</file>